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nos" svg:font-family="Tinos"/>
    <style:font-face style:name="Constantia" svg:font-family="Constantia" style:font-family-generic="roman"/>
    <style:font-face style:name="Georgia" svg:font-family="Georgia" style:font-family-generic="roman"/>
    <style:font-face style:name="Arimo-Italic" svg:font-family="Arimo-Italic" style:font-family-generic="script"/>
    <style:font-face style:name="Arial1" svg:font-family="Arial" style:font-family-generic="swiss"/>
    <style:font-face style:name="Arial2" svg:font-family="Arial, Arial" style:font-family-generic="swiss"/>
    <style:font-face style:name="Arimo" svg:font-family="Arimo" style:font-family-generic="swiss"/>
    <style:font-face style:name="Constantia1" svg:font-family="Constant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resumen_5f_implicados" style:display-name="resumen_implicados" style:family="table">
      <style:table-properties style:width="17cm" table:align="margins"/>
    </style:style>
    <style:style style:name="resumen_5f_implicados.A" style:display-name="resumen_implicados.A" style:family="table-column">
      <style:table-column-properties style:column-width="4.251cm" style:rel-column-width="16383*"/>
    </style:style>
    <style:style style:name="resumen_5f_implicados.A1" style:display-name="resumen_implicado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resumen_5f_implicados.D1" style:display-name="resumen_implicados.D1" style:family="table-cell">
      <style:table-cell-properties fo:padding="0.097cm" fo:border="0.002cm solid #000000"/>
    </style:style>
    <style:style style:name="resumen_5f_implicados.A2" style:display-name="resumen_implicados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resumen_5f_implicados.D2" style:display-name="resumen_implicados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clientes" style:family="table" style:master-page-name="">
      <style:table-properties style:width="17cm" style:page-number="auto" table:align="margins"/>
    </style:style>
    <style:style style:name="clientes.A" style:family="table-column">
      <style:table-column-properties style:column-width="8.5cm" style:rel-column-width="32767*"/>
    </style:style>
    <style:style style:name="clientes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clientes.B1" style:family="table-cell">
      <style:table-cell-properties style:vertical-align="middle" fo:padding="0.097cm" fo:border="0.002cm solid #000000"/>
    </style:style>
    <style:style style:name="clientes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clientes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" style:family="table" style:master-page-name="">
      <style:table-properties style:width="17cm" style:page-number="auto" table:align="margins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style:vertical-align="middle" fo:padding="0.097cm" fo:border="0.002cm solid #000000"/>
    </style:style>
    <style:style style:name="Tab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" style:family="table" style:master-page-name="">
      <style:table-properties style:width="17cm" style:page-number="auto" table:align="margins"/>
    </style:style>
    <style:style style:name="Tabla2.A" style:family="table-column">
      <style:table-column-properties style:column-width="8.5cm" style:rel-column-width="32767*"/>
    </style:style>
    <style:style style:name="Tabl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.B1" style:family="table-cell">
      <style:table-cell-properties style:vertical-align="middle" fo:padding="0.097cm" fo:border="0.002cm solid #000000"/>
    </style:style>
    <style:style style:name="Tabla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" style:family="table" style:master-page-name="">
      <style:table-properties style:width="17cm" style:page-number="auto" table:align="margins"/>
    </style:style>
    <style:style style:name="Tabla3.A" style:family="table-column">
      <style:table-column-properties style:column-width="8.5cm" style:rel-column-width="32767*"/>
    </style:style>
    <style:style style:name="Tabla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.B1" style:family="table-cell">
      <style:table-cell-properties style:vertical-align="middle" fo:padding="0.097cm" fo:border="0.002cm solid #000000"/>
    </style:style>
    <style:style style:name="Tabla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" style:family="table" style:master-page-name="">
      <style:table-properties style:width="17cm" style:page-number="auto" table:align="margins"/>
    </style:style>
    <style:style style:name="Tabla4.A" style:family="table-column">
      <style:table-column-properties style:column-width="8.5cm" style:rel-column-width="32767*"/>
    </style:style>
    <style:style style:name="Tabla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.B1" style:family="table-cell">
      <style:table-cell-properties style:vertical-align="middle" fo:padding="0.097cm" fo:border="0.002cm solid #000000"/>
    </style:style>
    <style:style style:name="Tabla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5" style:family="table" style:master-page-name="">
      <style:table-properties style:width="17cm" style:page-number="auto" table:align="margins"/>
    </style:style>
    <style:style style:name="Tabla5.A" style:family="table-column">
      <style:table-column-properties style:column-width="8.5cm" style:rel-column-width="32767*"/>
    </style:style>
    <style:style style:name="Tabla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.B1" style:family="table-cell">
      <style:table-cell-properties style:vertical-align="middle" fo:padding="0.097cm" fo:border="0.002cm solid #000000"/>
    </style:style>
    <style:style style:name="Tabla5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6" style:family="table" style:master-page-name="">
      <style:table-properties style:width="17cm" style:page-number="auto" table:align="margins"/>
    </style:style>
    <style:style style:name="Tabla6.A" style:family="table-column">
      <style:table-column-properties style:column-width="8.5cm" style:rel-column-width="32767*"/>
    </style:style>
    <style:style style:name="Tabla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.B1" style:family="table-cell">
      <style:table-cell-properties style:vertical-align="middle" fo:padding="0.097cm" fo:border="0.002cm solid #000000"/>
    </style:style>
    <style:style style:name="Tabla6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3.401cm" style:rel-column-width="13107*"/>
    </style:style>
    <style:style style:name="Tabla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.E1" style:family="table-cell">
      <style:table-cell-properties style:vertical-align="middle" fo:padding="0.097cm" fo:border="0.002cm solid #000000"/>
    </style:style>
    <style:style style:name="Tabla7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7.A5" style:family="table-cell">
      <style:table-cell-properties fo:padding="0.097cm" fo:border-left="0.002cm solid #000000" fo:border-right="none" fo:border-top="none" fo:border-bottom="0.002cm solid #000000"/>
    </style:style>
    <style:style style:name="Tabla7.E5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Constantia" fo:font-size="12pt" style:font-name-asian="Constantia" style:font-size-asian="12pt" style:font-name-complex="Constantia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onstantia" fo:font-size="12pt" fo:font-weight="bold" style:font-name-asian="Constantia" style:font-size-asian="12pt" style:font-weight-asian="bold" style:font-name-complex="Constantia" style:font-size-complex="12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Constantia" fo:font-size="12pt" style:text-underline-style="none" style:font-name-asian="Constantia" style:font-size-asian="12pt" style:font-name-complex="Constantia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onstantia1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Constantia1" fo:font-size="12pt" fo:font-weight="normal" style:font-name-asian="Arial2" style:font-size-asian="12pt" style:font-weight-asian="normal" style:font-name-complex="Arial2" style:font-size-complex="12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Constantia1" fo:font-size="12pt" style:font-name-asian="Arial2" style:font-size-asian="12pt" style:font-name-complex="Arial2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Constantia1" fo:font-size="12pt" style:font-name-asian="Arial2" style:font-size-asian="12pt" style:font-name-complex="Arial2" style:font-size-complex="12pt"/>
    </style:style>
    <style:style style:name="P8" style:family="paragraph" style:parent-style-name="Table_20_Contents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Constantia" fo:font-size="12pt" fo:font-weight="bold" style:font-name-asian="Constantia" style:font-size-asian="12pt" style:font-weight-asian="bold" style:font-name-complex="Constantia" style:font-size-complex="12pt" style:font-weight-complex="bold"/>
    </style:style>
    <style:style style:name="P9" style:family="paragraph" style:parent-style-name="Table_20_Contents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Constantia" fo:font-size="12pt" fo:font-weight="normal" style:font-name-asian="Constantia" style:font-size-asian="12pt" style:font-weight-asian="normal" style:font-name-complex="Constantia" style:font-size-complex="12pt" style:font-weight-complex="normal"/>
    </style:style>
    <style:style style:name="P10" style:family="paragraph" style:parent-style-name="Table_20_Contents">
      <style:paragraph-properties fo:margin-top="0.102cm" fo:margin-bottom="0.102cm" fo:text-align="start" style:justify-single-word="false"/>
      <style:text-properties style:font-name="Constantia" fo:font-size="12pt" fo:font-weight="bold" style:font-name-asian="Constantia" style:font-size-asian="12pt" style:font-weight-asian="bold" style:font-name-complex="Constantia" style:font-size-complex="12pt" style:font-weight-complex="bold"/>
    </style:style>
    <style:style style:name="P11" style:family="paragraph" style:parent-style-name="Default">
      <style:text-properties fo:color="#000000" style:font-name="Arial2" fo:font-size="11.5pt" style:text-underline-style="solid" style:text-underline-width="auto" style:text-underline-color="font-color" fo:font-weight="bold" style:font-name-asian="Arial2" style:font-size-asian="11.5pt" style:font-weight-asian="bold" style:font-name-complex="Arial2" style:font-size-complex="11.5pt" style:font-weight-complex="bold"/>
    </style:style>
    <style:style style:name="P12" style:family="paragraph" style:parent-style-name="Default" style:list-style-name="">
      <style:paragraph-properties style:text-autospace="none"/>
      <style:text-properties style:text-underline-style="none"/>
    </style:style>
    <style:style style:name="P13" style:family="paragraph" style:parent-style-name="Standard">
      <style:text-properties style:text-underline-style="solid" style:text-underline-width="auto" style:text-underline-color="font-color"/>
    </style:style>
    <style:style style:name="P14" style:family="paragraph" style:parent-style-name="Standard" style:list-style-name="">
      <style:paragraph-properties fo:margin-top="0cm" fo:margin-bottom="0.353cm" fo:line-height="115%" fo:text-align="center" style:justify-single-word="false" style:text-autospace="none"/>
      <style:text-properties style:font-name="Georgia" fo:font-size="22pt" fo:language="none" fo:country="none" fo:text-shadow="1pt 1pt" style:font-name-asian="Georgia" style:font-size-asian="22pt" style:font-name-complex="Georgia" style:font-size-complex="22pt"/>
    </style:style>
    <style:style style:name="P15" style:family="paragraph" style:parent-style-name="Standard" style:list-style-name="">
      <style:paragraph-properties fo:margin-top="0cm" fo:margin-bottom="0.353cm" fo:line-height="115%" fo:text-align="end" style:justify-single-word="false" style:text-autospace="none"/>
      <style:text-properties fo:color="#000000" style:font-name="Arial1" fo:font-size="10pt" fo:language="none" fo:country="none" fo:font-weight="bold" style:font-name-asian="Arial1" style:font-size-asian="10pt" style:font-weight-asian="bold" style:font-name-complex="Arial1" style:font-size-complex="10pt" style:font-weight-complex="bold"/>
    </style:style>
    <style:style style:name="P16" style:family="paragraph" style:parent-style-name="Standard" style:list-style-name="">
      <style:paragraph-properties fo:margin-top="0cm" fo:margin-bottom="0.046cm" fo:line-height="115%" fo:text-align="end" style:justify-single-word="false" style:text-autospace="none"/>
      <style:text-properties fo:color="#000000" style:font-name="Arial1" fo:font-size="10pt" fo:language="none" fo:country="none" fo:font-weight="bold" style:font-name-asian="Arial1" style:font-size-asian="10pt" style:font-weight-asian="bold" style:font-name-complex="Arial1" style:font-size-complex="10pt" style:font-weight-complex="bold"/>
    </style:style>
    <style:style style:name="P17" style:family="paragraph" style:parent-style-name="Standard" style:list-style-name="">
      <style:paragraph-properties fo:margin-top="0cm" fo:margin-bottom="0cm" fo:line-height="115%" style:text-autospace="none"/>
      <style:text-properties fo:color="#000000" style:font-name="Constantia" fo:font-size="10pt" fo:language="none" fo:country="none" fo:font-weight="normal" style:font-name-asian="Constantia" style:font-size-asian="10pt" style:font-weight-asian="normal" style:font-name-complex="Constantia" style:font-size-complex="10pt" style:font-weight-complex="normal"/>
    </style:style>
    <style:style style:name="P18" style:family="paragraph" style:parent-style-name="Standard" style:list-style-name="">
      <style:paragraph-properties fo:margin-top="0cm" fo:margin-bottom="0cm" fo:line-height="115%" fo:text-align="end" style:justify-single-word="false" style:text-autospace="none"/>
      <style:text-properties fo:color="#000000" style:font-name="Constantia" fo:font-size="10pt" fo:language="none" fo:country="none" fo:font-weight="normal" style:font-name-asian="Constantia" style:font-size-asian="10pt" style:font-weight-asian="normal" style:font-name-complex="Constantia" style:font-size-complex="10pt" style:font-weight-complex="normal"/>
    </style:style>
    <style:style style:name="P19" style:family="paragraph" style:parent-style-name="Standard" style:list-style-name="L1">
      <style:paragraph-properties fo:margin-top="0cm" fo:margin-bottom="0cm" fo:line-height="115%" fo:text-align="start" style:justify-single-word="false" style:text-autospace="none"/>
      <style:text-properties fo:color="#000000" style:font-name="Constantia" fo:font-size="13pt" fo:language="none" fo:country="none" fo:font-weight="normal" style:font-name-asian="Constantia" style:font-size-asian="13pt" style:font-weight-asian="normal" style:font-name-complex="Constantia" style:font-size-complex="13pt" style:font-weight-complex="normal"/>
    </style:style>
    <style:style style:name="P20" style:family="paragraph" style:parent-style-name="Standard">
      <style:paragraph-properties fo:margin-top="0cm" fo:margin-bottom="0cm" fo:line-height="115%" fo:text-align="start" style:justify-single-word="false" style:text-autospace="none"/>
      <style:text-properties fo:color="#000000" style:font-name="Constantia" fo:font-size="13pt" fo:language="none" fo:country="none" fo:font-weight="normal" style:font-name-asian="Constantia" style:font-size-asian="13pt" style:font-weight-asian="normal" style:font-name-complex="Constantia" style:font-size-complex="13pt" style:font-weight-complex="normal"/>
    </style:style>
    <style:style style:name="P21" style:family="paragraph" style:parent-style-name="Standard" style:list-style-name="">
      <style:paragraph-properties fo:margin-top="0cm" fo:margin-bottom="0cm" fo:line-height="115%" fo:text-align="center" style:justify-single-word="false" style:text-autospace="none"/>
      <style:text-properties fo:color="#000000" style:font-name="Constantia" fo:font-size="20pt" fo:language="none" fo:country="none" style:text-underline-style="solid" style:text-underline-width="auto" style:text-underline-color="font-color" fo:font-weight="bold" style:font-name-asian="Constantia" style:font-size-asian="20pt" style:font-weight-asian="bold" style:font-name-complex="Constantia" style:font-size-complex="20pt" style:font-weight-complex="bold"/>
    </style:style>
    <style:style style:name="P22" style:family="paragraph" style:parent-style-name="Standard" style:list-style-name="">
      <style:paragraph-properties fo:margin-top="0cm" fo:margin-bottom="0cm" fo:line-height="115%" fo:text-align="center" style:justify-single-word="false" style:text-autospace="none"/>
      <style:text-properties fo:color="#000000" style:font-name="Constantia" fo:font-size="7pt" fo:language="none" fo:country="none" fo:font-weight="bold" style:font-name-asian="Constantia" style:font-size-asian="7pt" style:font-weight-asian="bold" style:font-name-complex="Constantia" style:font-size-complex="7pt" style:font-weight-complex="bold"/>
    </style:style>
    <style:style style:name="P23" style:family="paragraph" style:parent-style-name="Standard">
      <style:paragraph-properties fo:margin-top="0cm" fo:margin-bottom="0cm" fo:line-height="115%" style:text-autospace="none"/>
      <style:text-properties fo:color="#000000" style:font-name="Constantia1" fo:font-size="12pt" fo:language="none" fo:country="none" fo:font-weight="bold" style:font-name-asian="Constantia" style:font-size-asian="12pt" style:font-weight-asian="bold" style:font-name-complex="Constantia" style:font-size-complex="12pt" style:font-weight-complex="bold"/>
    </style:style>
    <style:style style:name="P24" style:family="paragraph" style:parent-style-name="Standard" style:list-style-name="">
      <style:paragraph-properties fo:margin-top="0cm" fo:margin-bottom="0cm" fo:line-height="115%" style:text-autospace="none"/>
    </style:style>
    <style:style style:name="P25" style:family="paragraph" style:parent-style-name="Standard" style:list-style-name="">
      <style:paragraph-properties fo:margin-top="0.102cm" fo:margin-bottom="0.148cm" fo:line-height="115%" fo:text-align="end" style:justify-single-word="false" style:text-autospace="none"/>
      <style:text-properties style:font-name="Georgia" fo:font-size="11pt" fo:language="none" fo:country="none" style:font-name-asian="Georgia" style:font-size-asian="11pt" style:font-name-complex="Georgia" style:font-size-complex="11pt"/>
    </style:style>
    <style:style style:name="P26" style:family="paragraph" style:parent-style-name="Standard">
      <style:paragraph-properties fo:margin-top="0.102cm" fo:margin-bottom="0.102cm"/>
      <style:text-properties fo:font-weight="bold" style:font-weight-asian="bold" style:font-weight-complex="bold"/>
    </style:style>
    <style:style style:name="P27" style:family="paragraph" style:parent-style-name="Standard" style:list-style-name="L2" style:master-page-name="">
      <style:paragraph-properties fo:margin-left="0cm" fo:margin-right="0cm" fo:margin-top="0cm" fo:margin-bottom="0cm" fo:line-height="115%" fo:text-indent="0cm" style:auto-text-indent="false" style:page-number="auto" style:text-autospace="none"/>
      <style:text-properties fo:color="#000000" style:font-name="Constantia" fo:font-size="14pt" fo:language="none" fo:country="none" fo:font-weight="bold" style:font-name-asian="Constantia" style:font-size-asian="14pt" style:font-weight-asian="bold" style:font-name-complex="Constantia" style:font-size-complex="14pt" style:font-weight-complex="bold"/>
    </style:style>
    <style:style style:name="P28" style:family="paragraph" style:parent-style-name="Standard" style:master-page-name="">
      <style:paragraph-properties fo:margin-left="0cm" fo:margin-right="0cm" fo:margin-top="0cm" fo:margin-bottom="0cm" fo:line-height="115%" fo:text-indent="0cm" style:auto-text-indent="false" style:page-number="auto" style:text-autospace="none"/>
      <style:text-properties fo:color="#000000" style:font-name="Constantia1" fo:font-size="12pt" fo:language="none" fo:country="none" style:text-underline-style="none" fo:font-weight="normal" style:font-name-asian="Constantia" style:font-size-asian="12pt" style:font-weight-asian="normal" style:font-name-complex="Constantia" style:font-size-complex="12pt" style:font-weight-complex="normal"/>
    </style:style>
    <style:style style:name="P29" style:family="paragraph" style:parent-style-name="Standard" style:list-style-name="L2">
      <style:paragraph-properties fo:margin-left="0cm" fo:margin-right="0cm" fo:margin-top="0cm" fo:margin-bottom="0cm" fo:line-height="115%" fo:text-indent="0cm" style:auto-text-indent="false" style:text-autospace="none"/>
      <style:text-properties fo:color="#000000" style:font-name="Constantia" fo:font-size="14pt" fo:language="none" fo:country="none" fo:font-weight="bold" style:font-name-asian="Constantia" style:font-size-asian="14pt" style:font-weight-asian="bold" style:font-name-complex="Constantia" style:font-size-complex="14pt" style:font-weight-complex="bold"/>
    </style:style>
    <style:style style:name="P30" style:family="paragraph" style:parent-style-name="Standard">
      <style:paragraph-properties fo:margin-left="0cm" fo:margin-right="0cm" fo:margin-top="0cm" fo:margin-bottom="0cm" fo:line-height="115%" fo:text-indent="0cm" style:auto-text-indent="false" style:text-autospace="none"/>
      <style:text-properties fo:color="#000000" style:font-name="Constantia" fo:font-size="14pt" fo:language="none" fo:country="none" fo:font-weight="bold" style:font-name-asian="Constantia" style:font-size-asian="14pt" style:font-weight-asian="bold" style:font-name-complex="Constantia" style:font-size-complex="14pt" style:font-weight-complex="bold"/>
    </style:style>
    <style:style style:name="P31" style:family="paragraph" style:parent-style-name="Standard">
      <style:paragraph-properties fo:margin-left="0cm" fo:margin-right="0cm" fo:margin-top="0cm" fo:margin-bottom="0cm" fo:line-height="115%" fo:text-indent="0cm" style:auto-text-indent="false" style:text-autospace="none"/>
      <style:text-properties fo:color="#000000" style:font-name="Constantia" fo:font-size="12pt" fo:language="none" fo:country="none" fo:font-weight="bold" style:font-name-asian="Constantia" style:font-size-asian="12pt" style:font-weight-asian="bold" style:font-name-complex="Constantia" style:font-size-complex="12pt" style:font-weight-complex="bold"/>
    </style:style>
    <style:style style:name="P32" style:family="paragraph" style:parent-style-name="Standard">
      <style:paragraph-properties fo:margin-left="0cm" fo:margin-right="0cm" fo:margin-top="0cm" fo:margin-bottom="0cm" fo:line-height="115%" fo:text-indent="0cm" style:auto-text-indent="false" style:text-autospace="none"/>
      <style:text-properties fo:color="#000000" style:font-name="Constantia" fo:font-size="12pt" fo:language="none" fo:country="none" fo:font-weight="normal" style:font-name-asian="Constantia" style:font-size-asian="12pt" style:font-weight-asian="normal" style:font-name-complex="Constantia" style:font-size-complex="12pt" style:font-weight-complex="normal"/>
    </style:style>
    <style:style style:name="P33" style:family="paragraph" style:parent-style-name="Standard">
      <style:paragraph-properties fo:margin-left="0cm" fo:margin-right="0cm" fo:margin-top="0cm" fo:margin-bottom="0cm" fo:line-height="115%" fo:text-indent="0cm" style:auto-text-indent="false" style:text-autospace="none"/>
      <style:text-properties fo:color="#000000" style:font-name="Constantia1" fo:font-size="12pt" fo:language="none" fo:country="none" fo:font-weight="normal" style:font-name-asian="Arial2" style:font-size-asian="12pt" style:font-weight-asian="normal" style:font-name-complex="Arial2" style:font-size-complex="12pt" style:font-weight-complex="normal"/>
    </style:style>
    <style:style style:name="P34" style:family="paragraph" style:parent-style-name="Standard">
      <style:paragraph-properties fo:margin-left="0cm" fo:margin-right="0cm" fo:margin-top="0cm" fo:margin-bottom="0cm" fo:line-height="115%" fo:text-indent="0cm" style:auto-text-indent="false" style:text-autospace="none"/>
      <style:text-properties fo:color="#000000" style:font-name="Constantia1" fo:font-size="12pt" fo:language="none" fo:country="none" style:text-underline-style="none" fo:font-weight="normal" style:font-name-asian="Constantia" style:font-size-asian="12pt" style:font-weight-asian="normal" style:font-name-complex="Constantia" style:font-size-complex="12pt" style:font-weight-complex="normal"/>
    </style:style>
    <style:style style:name="P35" style:family="paragraph" style:parent-style-name="Standard">
      <style:paragraph-properties fo:margin-left="0cm" fo:margin-right="0cm" fo:margin-top="0cm" fo:margin-bottom="0cm" fo:line-height="115%" fo:text-indent="0cm" style:auto-text-indent="false" style:text-autospace="none"/>
      <style:text-properties fo:color="#000000" style:font-name="Constantia1" fo:font-size="12pt" fo:language="none" fo:country="none" style:text-underline-style="none" fo:font-weight="normal" style:font-name-asian="Arial2" style:font-size-asian="12pt" style:font-weight-asian="normal" style:font-name-complex="Arial2" style:font-size-complex="12pt" style:font-weight-complex="normal"/>
    </style:style>
    <style:style style:name="P36" style:family="paragraph" style:parent-style-name="Standard">
      <style:paragraph-properties fo:margin-left="0cm" fo:margin-right="0cm" fo:margin-top="0cm" fo:margin-bottom="0cm" fo:line-height="115%" fo:text-indent="0cm" style:auto-text-indent="false" style:text-autospace="none"/>
      <style:text-properties fo:color="#000000" style:font-name="Constantia1" fo:font-size="12pt" fo:language="none" fo:country="none" style:text-underline-style="none" fo:font-weight="bold" style:font-name-asian="Constantia" style:font-size-asian="12pt" style:font-weight-asian="bold" style:font-name-complex="Constantia" style:font-size-complex="12pt" style:font-weight-complex="bold"/>
    </style:style>
    <style:style style:name="P37" style:family="paragraph" style:parent-style-name="Standard">
      <style:paragraph-properties fo:margin-left="0cm" fo:margin-right="0cm" fo:margin-top="0cm" fo:margin-bottom="0cm" fo:line-height="115%" fo:text-indent="0cm" style:auto-text-indent="false" style:text-autospace="none"/>
      <style:text-properties fo:color="#000000" style:font-name="Constantia1" fo:font-size="12pt" fo:language="none" fo:country="none" style:text-underline-style="solid" style:text-underline-width="auto" style:text-underline-color="font-color" fo:font-weight="normal" style:font-name-asian="Constantia" style:font-size-asian="12pt" style:font-weight-asian="normal" style:font-name-complex="Constantia" style:font-size-complex="12pt" style:font-weight-complex="normal"/>
    </style:style>
    <style:style style:name="P38" style:family="paragraph" style:parent-style-name="Standard" style:list-style-name="L2">
      <style:paragraph-properties fo:margin-left="0cm" fo:margin-right="0cm" fo:margin-top="0cm" fo:margin-bottom="0cm" fo:line-height="115%" fo:text-indent="0cm" style:auto-text-indent="false" style:text-autospace="none"/>
      <style:text-properties fo:color="#000000" style:font-name="Constantia1" fo:font-size="14pt" fo:language="none" fo:country="none" style:text-underline-style="none" fo:font-weight="bold" style:font-name-asian="Constantia" style:font-size-asian="14pt" style:font-weight-asian="bold" style:font-name-complex="Constantia" style:font-size-complex="14pt" style:font-weight-complex="bold"/>
    </style:style>
    <style:style style:name="P39" style:family="paragraph" style:parent-style-name="Standard">
      <style:paragraph-properties fo:margin-left="0cm" fo:margin-right="0cm" fo:margin-top="0cm" fo:margin-bottom="0cm" fo:line-height="115%" fo:text-indent="0cm" style:auto-text-indent="false" style:text-autospace="none"/>
      <style:text-properties fo:color="#000000" style:font-name="Constantia1" fo:font-size="14pt" fo:language="none" fo:country="none" style:text-underline-style="none" fo:font-weight="bold" style:font-name-asian="Constantia" style:font-size-asian="14pt" style:font-weight-asian="bold" style:font-name-complex="Constantia" style:font-size-complex="14pt" style:font-weight-complex="bold"/>
    </style:style>
    <style:style style:name="P40" style:family="paragraph" style:parent-style-name="Standard">
      <style:paragraph-properties fo:margin-left="0cm" fo:margin-right="0cm" fo:margin-top="0cm" fo:margin-bottom="0cm" fo:line-height="115%" fo:text-indent="0cm" style:auto-text-indent="false" style:text-autospace="none"/>
      <style:text-properties style:font-name="Constantia1" fo:font-size="12pt" style:font-name-asian="Tinos" style:font-size-asian="12pt" style:font-name-complex="Tinos" style:font-size-complex="12pt"/>
    </style:style>
    <style:style style:name="P41" style:family="paragraph" style:parent-style-name="Standard" style:list-style-name="L2" style:master-page-name="">
      <style:paragraph-properties fo:margin-left="0cm" fo:margin-right="0cm" fo:margin-top="0cm" fo:margin-bottom="0cm" fo:line-height="115%" fo:text-indent="0cm" style:auto-text-indent="false" style:page-number="auto" style:text-autospace="none"/>
      <style:text-properties fo:color="#000000" style:font-name="Constantia1" fo:font-size="14pt" fo:language="none" fo:country="none" style:text-underline-style="none" fo:font-weight="bold" style:font-name-asian="Constantia" style:font-size-asian="14pt" style:font-weight-asian="bold" style:font-name-complex="Constantia" style:font-size-complex="14pt" style:font-weight-complex="bold"/>
    </style:style>
    <style:style style:name="T1" style:family="text">
      <style:text-properties fo:color="#000000" fo:language="none" fo:country="none" fo:font-weight="normal" style:font-weight-asian="normal" style:font-weight-complex="normal"/>
    </style:style>
    <style:style style:name="T2" style:family="text">
      <style:text-properties fo:color="#000000" style:text-line-through-style="none" style:font-name="Arial2" fo:font-size="11.5pt" fo:font-weight="normal" style:font-name-asian="Arial2" style:font-size-asian="11.5pt" style:font-weight-asian="normal" style:font-name-complex="Arial2" style:font-size-complex="11.5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12pt" style:text-underline-style="none" style:font-size-asian="12pt" style:font-size-complex="12pt"/>
    </style:style>
    <style:style style:name="T6" style:family="text">
      <style:text-properties style:text-underline-style="none"/>
    </style:style>
    <style:style style:name="T7" style:family="text">
      <style:text-properties style:text-line-through-style="none"/>
    </style:style>
    <style:style style:name="T8" style:family="text">
      <style:text-properties style:text-line-through-style="none" style:font-name-asian="Arial2" style:font-name-complex="Arial2"/>
    </style:style>
    <style:style style:name="T9" style:family="text">
      <style:text-properties style:text-line-through-style="none" fo:font-weight="bold" style:font-name-asian="Arial2" style:font-weight-asian="bold" style:font-name-complex="Arial2" style:font-weight-complex="bold"/>
    </style:style>
    <style:style style:name="T10" style:family="text">
      <style:text-properties style:text-line-through-style="none" fo:font-weight="bold" style:font-weight-asian="bold" style:font-weight-complex="bold"/>
    </style:style>
    <style:style style:name="T11" style:family="text">
      <style:text-properties style:text-line-through-style="none" style:text-underline-style="solid" style:text-underline-width="auto" style:text-underline-color="font-color"/>
    </style:style>
    <style:style style:name="T12" style:family="text">
      <style:text-properties style:text-line-through-style="none" style:text-underline-style="solid" style:text-underline-width="auto" style:text-underline-color="font-color" style:font-name-asian="Arial2" style:font-name-complex="Arial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PRACTICA 1</text:p>
      <text:p text:style-name="P25">Gestión de una empresa de transportes (Envíamelo S.A)</text:p>
      <text:p text:style-name="P15">&lt;Lista de requisitos Estructurada&gt; </text:p>
      <text:p text:style-name="P16">Autores</text:p>
      <text:p text:style-name="P18"><text:s/>Francisco Javier Merchán Martín</text:p>
      <text:p text:style-name="P18">Francisco Rodriguéz Jimenéz </text:p>
      <text:p text:style-name="P18">Rubén Mingorance Guevara</text:p>
      <text:p text:style-name="P18">Alejandro Gomez Sorio</text:p>
      <text:p text:style-name="P17"/>
      <text:p text:style-name="P21">Índice</text:p>
      <text:p text:style-name="P22"/>
      <text:list xml:id="list4578228706499216932" text:style-name="L1">
        <text:list-item>
          <text:p text:style-name="P19">Descripción general del sistema y objetivos.</text:p>
        </text:list-item>
        <text:list-item>
          <text:p text:style-name="P19">Descripción de los implicados y usuarios finales.</text:p>
        </text:list-item>
        <text:list-item>
          <text:p text:style-name="P19">Lista inicial de requisitos:</text:p>
          <text:p text:style-name="P19">3.1 Funcionales.</text:p>
          <text:p text:style-name="P19">3.2 No funcionales.</text:p>
          <text:p text:style-name="P19"><text:span text:style-name="T4">3.3</text:span> Informativos.</text:p>
        </text:list-item>
        <text:list-item>
          <text:p text:style-name="P19">Glosario de términos.</text:p>
        </text:list-item>
      </text:list>
      <text:p text:style-name="P20"/>
      <text:p text:style-name="P20"/>
      <text:list xml:id="list2413134291428879011" text:style-name="L2">
        <text:list-item>
          <text:list>
            <text:list-header>
              <text:p text:style-name="P27">1. Descripción general del sistema y objetivos.</text:p>
              <text:p text:style-name="P29"/>
            </text:list-header>
          </text:list>
        </text:list-item>
      </text:list>
      <text:p text:style-name="P32">Este proyecto en el que se desarrolla un sistema de gestión del supuesto de una empresa</text:p>
      <text:p text:style-name="P32">de transporte Enviamelo S.A. El sistema debera almacenar y gestionar la informacion relativa</text:p>
      <text:p text:style-name="P32">al envio/recibo de los paquetes, el mantenimiento de la flota de furgonetas, la administración de oficinas y almacenes de cada provincia, gestión de las subflotas pertenecientes a cada almacén.</text:p>
      <text:p text:style-name="P33"/>
      <text:p text:style-name="P40"><text:span text:style-name="T1">Los objetivos principales que debe cumplir el software que se pretende desarrollar, en cierto modo, </text:span>se puede pensar en ellos como requisitos de alto nivel, son los siguientes:</text:p>
      <text:p text:style-name="P40"/>
      <text:p text:style-name="P33"><text:span text:style-name="T3">OBJ-1. </text:span>Administración de la empresa.</text:p>
      <text:p text:style-name="P33"><text:span text:style-name="T3">OBJ-2. <text:s/></text:span>Automatizar la gestión de paquetes.</text:p>
      <text:p text:style-name="P33"><text:span text:style-name="T3">OBJ-3.</text:span><text:tab/> Envío exitoso/eficaz de paquetes.</text:p>
      <text:p text:style-name="P33"><text:span text:style-name="T3">OBJ-4. </text:span>Automatización de la gestión de rutas.</text:p>
      <text:p text:style-name="P33"/>
      <text:p text:style-name="P33"/>
      <text:p text:style-name="P33"/>
      <text:p text:style-name="P33"/>
      <text:p text:style-name="P33"/>
      <text:p text:style-name="P33"/>
      <text:list xml:id="list36624299" text:continue-numbering="true" text:style-name="L2">
        <text:list-item>
          <text:list>
            <text:list-header>
              <text:p text:style-name="P27"><text:soft-page-break/>2. Descripción de los implicados y usuarios finales.</text:p>
            </text:list-header>
          </text:list>
        </text:list-item>
      </text:list>
      <text:p text:style-name="P30"/>
      <text:p text:style-name="P31">Entorno del usuario</text:p>
      <text:p text:style-name="P32">Los usuarios directos de la aplicacion a desarrollar son dos: los clientes, encargados de enviar y recibir paquetes, consultar en todo momento el estado y localizacion de sus</text:p>
      <text:p text:style-name="P32">paquetes y los repartidores encargados de entregar de forma exitosa y eficiente los paquetes que les son asignados.</text:p>
      <text:p text:style-name="P32">Los clientes no tienen porque ser conocedores del sistema y expertos en su utilizacion por lo que se desarrollara una interfaz para su facilidad y comodidad.</text:p>
      <text:p text:style-name="P32">Los repartidores deben estar altamente cualificados y saber como funciona el apartado de gestión de <text:span text:style-name="T6">paquetería.</text:span></text:p>
      <text:p text:style-name="P32"><text:span text:style-name="T6"/></text:p>
      <text:p text:style-name="P31"><text:span text:style-name="T6">Resumen de los implicados</text:span></text:p>
      <text:p text:style-name="P31"><text:span text:style-name="T6"/></text:p>
      <table:table table:name="resumen_implicados" table:style-name="resumen_5f_implicados">
        <table:table-column table:style-name="resumen_5f_implicados.A" table:number-columns-repeated="4"/>
        <table:table-row>
          <table:table-cell table:style-name="resumen_5f_implicados.A1" office:value-type="string">
            <text:p text:style-name="P2">Nombre</text:p>
          </table:table-cell>
          <table:table-cell table:style-name="resumen_5f_implicados.A1" office:value-type="string">
            <text:p text:style-name="P2">Descripción</text:p>
          </table:table-cell>
          <table:table-cell table:style-name="resumen_5f_implicados.A1" office:value-type="string">
            <text:p text:style-name="P2">Tipo</text:p>
          </table:table-cell>
          <table:table-cell table:style-name="resumen_5f_implicados.D1" office:value-type="string">
            <text:p text:style-name="P2">Responsabilidad</text:p>
          </table:table-cell>
        </table:table-row>
        <table:table-row>
          <table:table-cell table:style-name="resumen_5f_implicados.A2" office:value-type="string">
            <text:p text:style-name="P1">Cliente</text:p>
          </table:table-cell>
          <table:table-cell table:style-name="resumen_5f_implicados.A2" office:value-type="string">
            <text:p text:style-name="P1">Representa el emisor o el receptor del paquete </text:p>
          </table:table-cell>
          <table:table-cell table:style-name="resumen_5f_implicados.A2" office:value-type="string">
            <text:p text:style-name="P1">Usuario sistema</text:p>
          </table:table-cell>
          <table:table-cell table:style-name="resumen_5f_implicados.D2" office:value-type="string">
            <text:p text:style-name="P1">Enviar/recibir paquetes</text:p>
          </table:table-cell>
        </table:table-row>
        <table:table-row>
          <table:table-cell table:style-name="resumen_5f_implicados.A2" office:value-type="string">
            <text:p text:style-name="P1">Almacenero</text:p>
          </table:table-cell>
          <table:table-cell table:style-name="resumen_5f_implicados.A2" office:value-type="string">
            <text:p text:style-name="P1">Representa a un empleado</text:p>
          </table:table-cell>
          <table:table-cell table:style-name="resumen_5f_implicados.A2" office:value-type="string">
            <text:p text:style-name="P1">Usuario producto</text:p>
          </table:table-cell>
          <table:table-cell table:style-name="resumen_5f_implicados.D2" office:value-type="string">
            <text:p text:style-name="P3">Realizar actividades relacionadas con la administración del almacén</text:p>
          </table:table-cell>
        </table:table-row>
        <table:table-row>
          <table:table-cell table:style-name="resumen_5f_implicados.A2" office:value-type="string">
            <text:p text:style-name="P1">Transportista</text:p>
          </table:table-cell>
          <table:table-cell table:style-name="resumen_5f_implicados.A2" office:value-type="string">
            <text:p text:style-name="P1">Representa a un empleado</text:p>
          </table:table-cell>
          <table:table-cell table:style-name="resumen_5f_implicados.A2" office:value-type="string">
            <text:p text:style-name="P1">Usuario producto</text:p>
          </table:table-cell>
          <table:table-cell table:style-name="resumen_5f_implicados.D2" office:value-type="string">
            <text:p text:style-name="P1">Realiza transportes entre sedes</text:p>
          </table:table-cell>
        </table:table-row>
        <table:table-row>
          <table:table-cell table:style-name="resumen_5f_implicados.A2" office:value-type="string">
            <text:p text:style-name="P1">Repartidor</text:p>
          </table:table-cell>
          <table:table-cell table:style-name="resumen_5f_implicados.A2" office:value-type="string">
            <text:p text:style-name="P1">Representa a un empleado</text:p>
          </table:table-cell>
          <table:table-cell table:style-name="resumen_5f_implicados.A2" office:value-type="string">
            <text:p text:style-name="P1">Usuario producto</text:p>
          </table:table-cell>
          <table:table-cell table:style-name="resumen_5f_implicados.D2" office:value-type="string">
            <text:p text:style-name="P1">Entrega y reparte paquetes de clientes.</text:p>
          </table:table-cell>
        </table:table-row>
        <table:table-row>
          <table:table-cell table:style-name="resumen_5f_implicados.A2" office:value-type="string">
            <text:p text:style-name="P1">Administradores de sedes</text:p>
          </table:table-cell>
          <table:table-cell table:style-name="resumen_5f_implicados.A2" office:value-type="string">
            <text:p text:style-name="P1">Representa encargado de sedes</text:p>
          </table:table-cell>
          <table:table-cell table:style-name="resumen_5f_implicados.A2" office:value-type="string">
            <text:p text:style-name="P1">Usuario producto</text:p>
          </table:table-cell>
          <table:table-cell table:style-name="resumen_5f_implicados.D2" office:value-type="string">
            <text:p text:style-name="P1">Se encarga de regular la sede asignada</text:p>
          </table:table-cell>
        </table:table-row>
        <table:table-row>
          <table:table-cell table:style-name="resumen_5f_implicados.A2" office:value-type="string">
            <text:p text:style-name="P1">Administradores del sistema</text:p>
          </table:table-cell>
          <table:table-cell table:style-name="resumen_5f_implicados.A2" office:value-type="string">
            <text:p text:style-name="P1">Representa administrador del sistema</text:p>
          </table:table-cell>
          <table:table-cell table:style-name="resumen_5f_implicados.A2" office:value-type="string">
            <text:p text:style-name="P1">Administrador</text:p>
          </table:table-cell>
          <table:table-cell table:style-name="resumen_5f_implicados.D2" office:value-type="string">
            <text:p text:style-name="P1">Se encarga de la creación y mantenimiento del sistema</text:p>
          </table:table-cell>
        </table:table-row>
        <table:table-row>
          <table:table-cell table:style-name="resumen_5f_implicados.A2" office:value-type="string">
            <text:p text:style-name="P1">Jefe</text:p>
          </table:table-cell>
          <table:table-cell table:style-name="resumen_5f_implicados.A2" office:value-type="string">
            <text:p text:style-name="P1">Representa dueño de la compañía</text:p>
          </table:table-cell>
          <table:table-cell table:style-name="resumen_5f_implicados.A2" office:value-type="string">
            <text:p text:style-name="P1">Usuario producto</text:p>
          </table:table-cell>
          <table:table-cell table:style-name="resumen_5f_implicados.D2" office:value-type="string">
            <text:p text:style-name="P1">Se encarga de tomar decisiones</text:p>
          </table:table-cell>
        </table:table-row>
      </table:table>
      <text:p text:style-name="P32"><text:span text:style-name="T6"/></text:p>
      <text:p text:style-name="P32"><text:span text:style-name="T6"/></text:p>
      <text:p text:style-name="P32"><text:span text:style-name="T6"/></text:p>
      <text:p text:style-name="P32"><text:span text:style-name="T6"/></text:p>
      <text:p text:style-name="P32"><text:span text:style-name="T6"/></text:p>
      <text:p text:style-name="P32"><text:span text:style-name="T6"/></text:p>
      <text:p text:style-name="P32"><text:span text:style-name="T6"/></text:p>
      <text:p text:style-name="P32"><text:span text:style-name="T6"/></text:p>
      <text:p text:style-name="P32"><text:span text:style-name="T6"/></text:p>
      <text:p text:style-name="P31"><text:soft-page-break/><text:span text:style-name="T6">Perfiles de los implicados</text:span></text:p>
      <text:p text:style-name="P31"><text:span text:style-name="T6"/></text:p>
      <text:p text:style-name="P31"><text:span text:style-name="T6">Clientes</text:span></text:p>
      <table:table table:name="clientes" table:style-name="clientes">
        <table:table-column table:style-name="clientes.A" table:number-columns-repeated="2"/>
        <table:table-row>
          <table:table-cell table:style-name="clientes.A1" office:value-type="string">
            <text:p text:style-name="P8">Representante</text:p>
          </table:table-cell>
          <table:table-cell table:style-name="clientes.B1" office:value-type="string">
            <text:p text:style-name="P9">Cualquier cliente</text:p>
          </table:table-cell>
        </table:table-row>
        <table:table-row>
          <table:table-cell table:style-name="clientes.A2" office:value-type="string">
            <text:p text:style-name="P8">Descripción</text:p>
          </table:table-cell>
          <table:table-cell table:style-name="clientes.B2" office:value-type="string">
            <text:p text:style-name="P9">Cliente</text:p>
          </table:table-cell>
        </table:table-row>
        <table:table-row>
          <table:table-cell table:style-name="clientes.A2" office:value-type="string">
            <text:p text:style-name="P8">Tipo</text:p>
          </table:table-cell>
          <table:table-cell table:style-name="clientes.B2" office:value-type="string">
            <text:p text:style-name="P9">Puede haber dos tipos de usuario el registrado y el que no, el que no esta registrado se limita a enviar y recibir paquetes y el que esta registrado se le añade un plus</text:p>
            <text:p text:style-name="P9"><text:tab/><text:tab/>el de valorar el servicio de la empresa.</text:p>
          </table:table-cell>
        </table:table-row>
        <table:table-row>
          <table:table-cell table:style-name="clientes.A2" office:value-type="string">
            <text:p text:style-name="P8">Responsabilidades</text:p>
          </table:table-cell>
          <table:table-cell table:style-name="clientes.B2" office:value-type="string">
            <text:p text:style-name="P9">Suministrar datos relacionados con el envió del paquete.</text:p>
          </table:table-cell>
        </table:table-row>
        <table:table-row>
          <table:table-cell table:style-name="clientes.A2" office:value-type="string">
            <text:p text:style-name="P8">Criterio de éxito</text:p>
          </table:table-cell>
          <table:table-cell table:style-name="clientes.B2" office:value-type="string">
            <text:p text:style-name="P9">Que el sistema permita una fácil y cómoda introducción de los datos para el envió del paquete, y un recibo en el plazo acordado</text:p>
          </table:table-cell>
        </table:table-row>
        <table:table-row>
          <table:table-cell table:style-name="clientes.A2" office:value-type="string">
            <text:p text:style-name="P8">Implicación</text:p>
          </table:table-cell>
          <table:table-cell table:style-name="clientes.B2" office:value-type="string">
            <text:p text:style-name="P9">Podrá utilizar el sistema para enviar paquetes, ver su estado de envió</text:p>
          </table:table-cell>
        </table:table-row>
        <table:table-row>
          <table:table-cell table:style-name="clientes.A2" office:value-type="string">
            <text:p text:style-name="P8">Comentarios/Cuestiones</text:p>
          </table:table-cell>
          <table:table-cell table:style-name="clientes.B2" office:value-type="string">
            <text:p text:style-name="P8">-------------------------------------------------</text:p>
          </table:table-cell>
        </table:table-row>
      </table:table>
      <text:p text:style-name="P31"/>
      <text:p text:style-name="P23">Almaceneros</text:p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8">Representante</text:p>
          </table:table-cell>
          <table:table-cell table:style-name="Tabla1.B1" office:value-type="string">
            <text:p text:style-name="P9">Empleados destinados a un puesto en el almacén</text:p>
          </table:table-cell>
        </table:table-row>
        <table:table-row>
          <table:table-cell table:style-name="Tabla1.A2" office:value-type="string">
            <text:p text:style-name="P8">Descripción</text:p>
          </table:table-cell>
          <table:table-cell table:style-name="Tabla1.B2" office:value-type="string">
            <text:p text:style-name="P9">Usuario del sistema</text:p>
          </table:table-cell>
        </table:table-row>
        <table:table-row>
          <table:table-cell table:style-name="Tabla1.A2" office:value-type="string">
            <text:p text:style-name="P8">Tipo</text:p>
          </table:table-cell>
          <table:table-cell table:style-name="Tabla1.B2" office:value-type="string">
            <text:p text:style-name="P9">Empleado profesional en su ámbito</text:p>
          </table:table-cell>
        </table:table-row>
        <table:table-row>
          <table:table-cell table:style-name="Tabla1.A2" office:value-type="string">
            <text:p text:style-name="P8">Responsabilidades</text:p>
          </table:table-cell>
          <table:table-cell table:style-name="Tabla1.B2" office:value-type="string">
            <text:p text:style-name="P9">Organizar y clasificar los paquetes en localidades a repartir, gestionar la carga y descarga de paquetes en la flota de furgonetas</text:p>
          </table:table-cell>
        </table:table-row>
        <table:table-row>
          <table:table-cell table:style-name="Tabla1.A2" office:value-type="string">
            <text:p text:style-name="P8">Criterio de éxito</text:p>
          </table:table-cell>
          <table:table-cell table:style-name="Tabla1.B2" office:value-type="string">
            <text:p text:style-name="P9">Hay éxito si se hace un buen control de la clasificación en los paquete</text:p>
          </table:table-cell>
        </table:table-row>
        <table:table-row>
          <table:table-cell table:style-name="Tabla1.A2" office:value-type="string">
            <text:p text:style-name="P8">Implicación</text:p>
          </table:table-cell>
          <table:table-cell table:style-name="Tabla1.B2" office:value-type="string">
            <text:p text:style-name="P9">Es el encargado de la organización del almacena</text:p>
          </table:table-cell>
        </table:table-row>
        <table:table-row>
          <table:table-cell table:style-name="Tabla1.A2" office:value-type="string">
            <text:p text:style-name="P8">Comentarios/Cuestiones</text:p>
          </table:table-cell>
          <table:table-cell table:style-name="Tabla1.B2" office:value-type="string">
            <text:p text:style-name="P9">Buen trabajo de equipo con otros compañeros</text:p>
          </table:table-cell>
        </table:table-row>
      </table:table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6"><text:soft-page-break/>Transportistas</text:p>
      <table:table table:name="Tabla2" table:style-name="Tabla2">
        <table:table-column table:style-name="Tabla2.A" table:number-columns-repeated="2"/>
        <table:table-row>
          <table:table-cell table:style-name="Tabla2.A1" office:value-type="string">
            <text:p text:style-name="P8">Representante</text:p>
          </table:table-cell>
          <table:table-cell table:style-name="Tabla2.B1" office:value-type="string">
            <text:p text:style-name="P9">Empleados destinados a un puesto de transportista</text:p>
          </table:table-cell>
        </table:table-row>
        <table:table-row>
          <table:table-cell table:style-name="Tabla2.A2" office:value-type="string">
            <text:p text:style-name="P8">Descripción</text:p>
          </table:table-cell>
          <table:table-cell table:style-name="Tabla2.B2" office:value-type="string">
            <text:p text:style-name="P9">Transportar los paquetes entre los almacenes</text:p>
          </table:table-cell>
        </table:table-row>
        <table:table-row>
          <table:table-cell table:style-name="Tabla2.A2" office:value-type="string">
            <text:p text:style-name="P8">Tipo</text:p>
          </table:table-cell>
          <table:table-cell table:style-name="Tabla2.B2" office:value-type="string">
            <text:p text:style-name="P9">No utiliza el sistema de forma directa, se encarga de recoger los paquetes en un almacén y llevarlos a otro por la ruta indicada por el sistema, siendo el conocimiento de esta ruta y la confirmación de la llegada </text:p>
            <text:p text:style-name="P9">sus únicas interacciones con el sistema.</text:p>
          </table:table-cell>
        </table:table-row>
        <table:table-row>
          <table:table-cell table:style-name="Tabla2.A2" office:value-type="string">
            <text:p text:style-name="P8">Responsabilidades</text:p>
          </table:table-cell>
          <table:table-cell table:style-name="Tabla2.B2" office:value-type="string">
            <text:p text:style-name="P9">Hacer que el paquete llegue en buen estado y antes del tiempo máximo acordado</text:p>
          </table:table-cell>
        </table:table-row>
        <table:table-row>
          <table:table-cell table:style-name="Tabla2.A2" office:value-type="string">
            <text:p text:style-name="P8">Criterio de éxito</text:p>
          </table:table-cell>
          <table:table-cell table:style-name="Tabla2.B2" office:value-type="string">
            <text:p text:style-name="P9">Seguir adecuadamente la ruta adecuada para optimizar el viaje.</text:p>
          </table:table-cell>
        </table:table-row>
        <table:table-row>
          <table:table-cell table:style-name="Tabla2.A2" office:value-type="string">
            <text:p text:style-name="P8">Implicación</text:p>
          </table:table-cell>
          <table:table-cell table:style-name="Tabla2.B2" office:value-type="string">
            <text:p text:style-name="P9">No utiliza el sistema como administrador, sólo conoce la ruta que se le ha indicado y la confirmación de que ha entregado</text:p>
            <text:p text:style-name="P9">correctamente el paquete</text:p>
          </table:table-cell>
        </table:table-row>
        <table:table-row>
          <table:table-cell table:style-name="Tabla2.A2" office:value-type="string">
            <text:p text:style-name="P8">Comentarios/Cuestiones</text:p>
          </table:table-cell>
          <table:table-cell table:style-name="Tabla2.B2" office:value-type="string">
            <text:p text:style-name="P8">-------------------------------------------------</text:p>
          </table:table-cell>
        </table:table-row>
      </table:table>
      <text:p text:style-name="Standard"/>
      <text:p text:style-name="P26">Repartidores</text:p>
      <table:table table:name="Tabla3" table:style-name="Tabla3">
        <table:table-column table:style-name="Tabla3.A" table:number-columns-repeated="2"/>
        <table:table-row>
          <table:table-cell table:style-name="Tabla3.A1" office:value-type="string">
            <text:p text:style-name="P8">Representante</text:p>
          </table:table-cell>
          <table:table-cell table:style-name="Tabla3.B1" office:value-type="string">
            <text:p text:style-name="P9">Empleados destinados a un puesto de repartidor</text:p>
          </table:table-cell>
        </table:table-row>
        <table:table-row>
          <table:table-cell table:style-name="Tabla3.A2" office:value-type="string">
            <text:p text:style-name="P8">Descripción</text:p>
          </table:table-cell>
          <table:table-cell table:style-name="Tabla3.B2" office:value-type="string">
            <text:p text:style-name="P9">Representa a un repartidor </text:p>
          </table:table-cell>
        </table:table-row>
        <table:table-row>
          <table:table-cell table:style-name="Tabla3.A2" office:value-type="string">
            <text:p text:style-name="P8">Tipo</text:p>
          </table:table-cell>
          <table:table-cell table:style-name="Tabla3.B2" office:value-type="string">
            <text:p text:style-name="P9">Conductor</text:p>
          </table:table-cell>
        </table:table-row>
        <table:table-row>
          <table:table-cell table:style-name="Tabla3.A2" office:value-type="string">
            <text:p text:style-name="P8">Responsabilidades</text:p>
          </table:table-cell>
          <table:table-cell table:style-name="Tabla3.B2" office:value-type="string">
            <text:p text:style-name="P9">Entregar correctamente el paquete y que recoja el paquete según las indicaciones.</text:p>
          </table:table-cell>
        </table:table-row>
        <table:table-row>
          <table:table-cell table:style-name="Tabla3.A2" office:value-type="string">
            <text:p text:style-name="P8">Criterio de éxito</text:p>
          </table:table-cell>
          <table:table-cell table:style-name="Tabla3.B2" office:value-type="string">
            <text:p text:style-name="P9">Que el sistema permita conocer de forma fácil y sencilla la recogida de paquete y la entrega de paquetes</text:p>
          </table:table-cell>
        </table:table-row>
        <table:table-row>
          <table:table-cell table:style-name="Tabla3.A2" office:value-type="string">
            <text:p text:style-name="P8">Implicación</text:p>
          </table:table-cell>
          <table:table-cell table:style-name="Tabla3.B2" office:value-type="string">
            <text:p text:style-name="P9">Utilizar el sistema activamente para comprobar las recogidas y los envíos</text:p>
          </table:table-cell>
        </table:table-row>
        <table:table-row>
          <table:table-cell table:style-name="Tabla3.A2" office:value-type="string">
            <text:p text:style-name="P8">Comentarios/Cuestiones</text:p>
          </table:table-cell>
          <table:table-cell table:style-name="Tabla3.B2" office:value-type="string">
            <text:p text:style-name="P9">-------------------------------------------------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<text:soft-page-break/>Administradores de sedes</text:p>
      <table:table table:name="Tabla4" table:style-name="Tabla4">
        <table:table-column table:style-name="Tabla4.A" table:number-columns-repeated="2"/>
        <table:table-row>
          <table:table-cell table:style-name="Tabla4.A1" office:value-type="string">
            <text:p text:style-name="P8">Representante</text:p>
          </table:table-cell>
          <table:table-cell table:style-name="Tabla4.B1" office:value-type="string">
            <text:p text:style-name="P9">Administrador de la sede</text:p>
          </table:table-cell>
        </table:table-row>
        <table:table-row>
          <table:table-cell table:style-name="Tabla4.A2" office:value-type="string">
            <text:p text:style-name="P8">Descripción</text:p>
          </table:table-cell>
          <table:table-cell table:style-name="Tabla4.B2" office:value-type="string">
            <text:p text:style-name="P9">Gestiona la sede</text:p>
          </table:table-cell>
        </table:table-row>
        <table:table-row>
          <table:table-cell table:style-name="Tabla4.A2" office:value-type="string">
            <text:p text:style-name="P8">Tipo</text:p>
          </table:table-cell>
          <table:table-cell table:style-name="Tabla4.B2" office:value-type="string">
            <text:p text:style-name="P9">Experto administrativo</text:p>
          </table:table-cell>
        </table:table-row>
        <table:table-row>
          <table:table-cell table:style-name="Tabla4.A2" office:value-type="string">
            <text:p text:style-name="P8">Responsabilidades</text:p>
          </table:table-cell>
          <table:table-cell table:style-name="Tabla4.B2" office:value-type="string">
            <text:p text:style-name="P9">Organizar y gestionar cada parte de la sede para un buen control de la misma</text:p>
          </table:table-cell>
        </table:table-row>
        <table:table-row>
          <table:table-cell table:style-name="Tabla4.A2" office:value-type="string">
            <text:p text:style-name="P8">Criterio de éxito</text:p>
          </table:table-cell>
          <table:table-cell table:style-name="Tabla4.B2" office:value-type="string">
            <text:p text:style-name="P9">Si es bueno en su ámbito, la sede no debería presentar ningún problema administrativo.</text:p>
          </table:table-cell>
        </table:table-row>
        <table:table-row>
          <table:table-cell table:style-name="Tabla4.A2" office:value-type="string">
            <text:p text:style-name="P8">Implicación</text:p>
          </table:table-cell>
          <table:table-cell table:style-name="Tabla4.B2" office:value-type="string">
            <text:p text:style-name="P9">Es el encargado de una buena gestión y administración en la sede</text:p>
          </table:table-cell>
        </table:table-row>
        <table:table-row>
          <table:table-cell table:style-name="Tabla4.A2" office:value-type="string">
            <text:p text:style-name="P8">Comentarios/Cuestiones</text:p>
          </table:table-cell>
          <table:table-cell table:style-name="Tabla4.B2" office:value-type="string">
            <text:p text:style-name="P9">-------------------------------------------------</text:p>
          </table:table-cell>
        </table:table-row>
      </table:table>
      <text:p text:style-name="Standard"/>
      <text:p text:style-name="P26">Administradores del sistema</text:p>
      <table:table table:name="Tabla5" table:style-name="Tabla5">
        <table:table-column table:style-name="Tabla5.A" table:number-columns-repeated="2"/>
        <table:table-row>
          <table:table-cell table:style-name="Tabla5.A1" office:value-type="string">
            <text:p text:style-name="P8">Representante</text:p>
          </table:table-cell>
          <table:table-cell table:style-name="Tabla5.B1" office:value-type="string">
            <text:p text:style-name="P9">Encargado de representación</text:p>
          </table:table-cell>
        </table:table-row>
        <table:table-row>
          <table:table-cell table:style-name="Tabla5.A2" office:value-type="string">
            <text:p text:style-name="P8">Descripción</text:p>
          </table:table-cell>
          <table:table-cell table:style-name="Tabla5.B2" office:value-type="string">
            <text:p text:style-name="P9">Administrador del sistema a desarrollar</text:p>
          </table:table-cell>
        </table:table-row>
        <table:table-row>
          <table:table-cell table:style-name="Tabla5.A2" office:value-type="string">
            <text:p text:style-name="P8">Tipo</text:p>
          </table:table-cell>
          <table:table-cell table:style-name="Tabla5.B2" office:value-type="string">
            <text:p text:style-name="P9">Experto en el sistema, con una responsabilidad total sobre la gestión del mismo</text:p>
          </table:table-cell>
        </table:table-row>
        <table:table-row>
          <table:table-cell table:style-name="Tabla5.A2" office:value-type="string">
            <text:p text:style-name="P8">Responsabilidades</text:p>
          </table:table-cell>
          <table:table-cell table:style-name="Tabla5.B2" office:value-type="string">
            <text:p text:style-name="P9">Gestionar el sistema para que funcione adecuadamente. Introducir toda la información necesaria en la base de datos del sistema</text:p>
          </table:table-cell>
        </table:table-row>
        <table:table-row>
          <table:table-cell table:style-name="Tabla5.A2" office:value-type="string">
            <text:p text:style-name="P8">Criterio de éxito</text:p>
          </table:table-cell>
          <table:table-cell table:style-name="Tabla5.B2" office:value-type="string">
            <text:p text:style-name="P9">Que el sistema almacene adecuadamente toda la información y que permita el manejo adecuado a cada uno de los sectores(usuarios hacer pedidos, encargado de almacén hacer inventario ...)</text:p>
          </table:table-cell>
        </table:table-row>
        <table:table-row>
          <table:table-cell table:style-name="Tabla5.A2" office:value-type="string">
            <text:p text:style-name="P8">Implicación</text:p>
          </table:table-cell>
          <table:table-cell table:style-name="Tabla5.B2" office:value-type="string">
            <text:p text:style-name="P9">Total, ya que es el encargado del correcto funcionamiento de todo el sistema</text:p>
          </table:table-cell>
        </table:table-row>
        <table:table-row>
          <table:table-cell table:style-name="Tabla5.A2" office:value-type="string">
            <text:p text:style-name="P8">Comentarios/Cuestiones</text:p>
          </table:table-cell>
          <table:table-cell table:style-name="Tabla5.B2" office:value-type="string">
            <text:p text:style-name="P9">Está familiarizado con los sistemas informáticos y con los sistemas de reparto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6"><text:soft-page-break/>Jefe</text:p>
      <table:table table:name="Tabla6" table:style-name="Tabla6">
        <table:table-column table:style-name="Tabla6.A" table:number-columns-repeated="2"/>
        <table:table-row>
          <table:table-cell table:style-name="Tabla6.A1" office:value-type="string">
            <text:p text:style-name="P8">Representante</text:p>
          </table:table-cell>
          <table:table-cell table:style-name="Tabla6.B1" office:value-type="string">
            <text:p text:style-name="P9">Ana Anaya</text:p>
          </table:table-cell>
        </table:table-row>
        <table:table-row>
          <table:table-cell table:style-name="Tabla6.A2" office:value-type="string">
            <text:p text:style-name="P8">Descripción</text:p>
          </table:table-cell>
          <table:table-cell table:style-name="Tabla6.B2" office:value-type="string">
            <text:p text:style-name="P9">Jefe</text:p>
          </table:table-cell>
        </table:table-row>
        <table:table-row>
          <table:table-cell table:style-name="Tabla6.A2" office:value-type="string">
            <text:p text:style-name="P8">Tipo</text:p>
          </table:table-cell>
          <table:table-cell table:style-name="Tabla6.B2" office:value-type="string">
            <text:p text:style-name="P9">Directora de la empresa</text:p>
          </table:table-cell>
        </table:table-row>
        <table:table-row>
          <table:table-cell table:style-name="Tabla6.A2" office:value-type="string">
            <text:p text:style-name="P8">Responsabilidades</text:p>
          </table:table-cell>
          <table:table-cell table:style-name="Tabla6.B2" office:value-type="string">
            <text:p text:style-name="P9">Controlar beneficios/perdidas de la empresa, tomar decisiones importantes en el rumbo de la propia.</text:p>
          </table:table-cell>
        </table:table-row>
        <table:table-row>
          <table:table-cell table:style-name="Tabla6.A2" office:value-type="string">
            <text:p text:style-name="P8">Criterio de éxito</text:p>
          </table:table-cell>
          <table:table-cell table:style-name="Tabla6.B2" office:value-type="string">
            <text:p text:style-name="P9">-------------------------------------------------</text:p>
          </table:table-cell>
        </table:table-row>
        <table:table-row>
          <table:table-cell table:style-name="Tabla6.A2" office:value-type="string">
            <text:p text:style-name="P8">Implicación</text:p>
          </table:table-cell>
          <table:table-cell table:style-name="Tabla6.B2" office:value-type="string">
            <text:p text:style-name="P9">Es el máximo representante de la empresa</text:p>
          </table:table-cell>
        </table:table-row>
        <table:table-row>
          <table:table-cell table:style-name="Tabla6.A2" office:value-type="string">
            <text:p text:style-name="P8">Comentarios/Cuestiones</text:p>
          </table:table-cell>
          <table:table-cell table:style-name="Tabla6.B2" office:value-type="string">
            <text:p text:style-name="P9">-------------------------------------------------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><text:soft-page-break/><text:span text:style-name="T5">Necesidades principales de los implicados</text:span></text:p>
      <text:p text:style-name="P11"><text:span text:style-name="T5"/></text:p>
      <text:p text:style-name="P12"><text:span text:style-name="T2">Como resultado del cuestionario que aparece en el anexo, se elabora la siguiente tabla:</text:span></text:p>
      <text:p text:style-name="P12"><text:span text:style-name="T2"/></text:p>
      <table:table table:name="Tabla7" table:style-name="Tabla7">
        <table:table-column table:style-name="Tabla7.A" table:number-columns-repeated="5"/>
        <table:table-row>
          <table:table-cell table:style-name="Tabla7.A1" office:value-type="string">
            <text:p text:style-name="P4">Necesidad</text:p>
          </table:table-cell>
          <table:table-cell table:style-name="Tabla7.A1" office:value-type="string">
            <text:p text:style-name="P4">Prioridad</text:p>
          </table:table-cell>
          <table:table-cell table:style-name="Tabla7.A1" office:value-type="string">
            <text:p text:style-name="P4">Problema</text:p>
          </table:table-cell>
          <table:table-cell table:style-name="Tabla7.A1" office:value-type="string">
            <text:p text:style-name="P4">Solución actual</text:p>
          </table:table-cell>
          <table:table-cell table:style-name="Tabla7.E1" office:value-type="string">
            <text:p text:style-name="P4">Solución propuesta</text:p>
          </table:table-cell>
        </table:table-row>
        <table:table-row>
          <table:table-cell table:style-name="Tabla7.A2" office:value-type="string">
            <text:p text:style-name="P5"><text:span text:style-name="T6">Cálculo</text:span> de una ruta eficiente</text:p>
          </table:table-cell>
          <table:table-cell table:style-name="Tabla7.A2" office:value-type="string">
            <text:p text:style-name="P5">Alta</text:p>
          </table:table-cell>
          <table:table-cell table:style-name="Tabla7.A2" office:value-type="string">
            <text:p text:style-name="P5">¿Cómo saber si el recorrido es el mas eficiente y el que me garantiza que ahorrare gasolina?</text:p>
          </table:table-cell>
          <table:table-cell table:style-name="Tabla7.A2" office:value-type="string">
            <text:p text:style-name="P5">Determinar la trayectoria mas corta.</text:p>
          </table:table-cell>
          <table:table-cell table:style-name="Tabla7.E2" office:value-type="string">
            <text:p text:style-name="P5">Implementar un algoritmo en el sistema GPS el cual determine cual es la ruta mas rápida, y el orden de repartos mas eficiente.</text:p>
          </table:table-cell>
        </table:table-row>
        <table:table-row>
          <table:table-cell table:style-name="Tabla7.A2" office:value-type="string">
            <text:p text:style-name="P6">Enviar un paquete</text:p>
          </table:table-cell>
          <table:table-cell table:style-name="Tabla7.A2" office:value-type="string">
            <text:p text:style-name="P6">Alta</text:p>
          </table:table-cell>
          <table:table-cell table:style-name="Tabla7.A2" office:value-type="string">
            <text:p text:style-name="P6">Escribir la dirección correctamente</text:p>
          </table:table-cell>
          <table:table-cell table:style-name="Tabla7.A2" office:value-type="string">
            <text:p text:style-name="P6">Escritura a mano en un papel</text:p>
          </table:table-cell>
          <table:table-cell table:style-name="Tabla7.E2" office:value-type="string">
            <text:p text:style-name="P6">Una etiqueta estándar comprensible para cualquier persona y informatizable</text:p>
          </table:table-cell>
        </table:table-row>
        <table:table-row>
          <table:table-cell table:style-name="Tabla7.A2" office:value-type="string">
            <text:p text:style-name="P6">Consultar el estado de un paquete</text:p>
          </table:table-cell>
          <table:table-cell table:style-name="Tabla7.A2" office:value-type="string">
            <text:p text:style-name="P6">Media</text:p>
          </table:table-cell>
          <table:table-cell table:style-name="Tabla7.A2" office:value-type="string">
            <text:p text:style-name="P6">¿Cómo se donde el paquete en este momento?</text:p>
          </table:table-cell>
          <table:table-cell table:style-name="Tabla7.A2" office:value-type="string">
            <text:p text:style-name="P6">Llamar a la empresa</text:p>
          </table:table-cell>
          <table:table-cell table:style-name="Tabla7.E2" office:value-type="string">
            <text:p text:style-name="P6">Con un identificador o tu usuario el sistema seria capaz de decirte donde esta el paquete según su historial</text:p>
          </table:table-cell>
        </table:table-row>
        <table:table-row>
          <table:table-cell table:style-name="Tabla7.A5" office:value-type="string">
            <text:p text:style-name="P7"><text:span text:style-name="T4">Cálculo</text:span> de tarifas</text:p>
          </table:table-cell>
          <table:table-cell table:style-name="Tabla7.A5" office:value-type="string">
            <text:p text:style-name="P7">Media</text:p>
          </table:table-cell>
          <table:table-cell table:style-name="Tabla7.A5" office:value-type="string">
            <text:p text:style-name="P7">¿Cómo saber cuento debo pagar por el servicio gestión de mi paquete?</text:p>
          </table:table-cell>
          <table:table-cell table:style-name="Tabla7.A5" office:value-type="string">
            <text:p text:style-name="P7">Preguntar al encargado</text:p>
          </table:table-cell>
          <table:table-cell table:style-name="Tabla7.E5" office:value-type="string">
            <text:p text:style-name="P7">Disponer de unas tarifas que se aplican según el tamaño del paquete, la longitud del trayecto, etc mediante de la aplicación</text:p>
          </table:table-cell>
        </table:table-row>
      </table:table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list xml:id="list36620586" text:continue-numbering="true" text:style-name="L2">
        <text:list-item>
          <text:list>
            <text:list-item>
              <text:list>
                <text:list-header>
                  <text:p text:style-name="P41"><text:soft-page-break/><text:span text:style-name="T8">3. Lista de requisitos.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38"><text:span text:style-name="T8">3.1 Funcionales.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header>
              </text:list>
            </text:list-item>
          </text:list>
        </text:list-item>
      </text:list>
      <text:p text:style-name="P34"><text:span text:style-name="T8"/></text:p>
      <text:p text:style-name="P34"><text:span text:style-name="T8">Esta sección define y describe las características de alto nivel (requisitos funcionales) del sistema que son necesarias para cubrir las necesidades de los usuarios. </text:span></text:p>
      <text:p text:style-name="P34"><text:span text:style-name="T8">Para facilitar su lectura y análisis se realiza una esctructuración de los requisitos clasificandolos en categorias.</text:span></text:p>
      <text:p text:style-name="P34"><text:span text:style-name="T8"/></text:p>
      <text:p text:style-name="P28"><text:span text:style-name="T9">RF1-<text:tab/>Gestión de paquetes. <text:s/></text:span><text:span text:style-name="T8">El sistema debera proporcionar una gestion de paquetería:</text:span></text:p>
      <text:p text:style-name="P34"><text:span text:style-name="T8"/></text:p>
      <text:p text:style-name="P34"><text:span text:style-name="T8"><text:tab/></text:span><text:span text:style-name="T9">RF1.1- </text:span><text:span text:style-name="T8">Elección de envío. El usuario podrá decidir si enviar el paquete desde casa o <text:tab/><text:tab/><text:tab/>llevarlo a un punto de recogida.</text:span></text:p>
      <text:p text:style-name="P34"><text:span text:style-name="T8"/></text:p>
      <text:p text:style-name="P34"><text:span text:style-name="T8"><text:tab/></text:span><text:span text:style-name="T9">RF1.2-</text:span><text:span text:style-name="T8"><text:tab/>Dar de alta el paquete (BD). El sistema asigna un código a los nuevos paquetes a <text:tab/><text:tab/>modo de identificador. </text:span></text:p>
      <text:p text:style-name="P34"><text:span text:style-name="T8"/></text:p>
      <text:p text:style-name="P34"><text:span text:style-name="T8"><text:tab/></text:span><text:span text:style-name="T9">RF1.3-</text:span><text:span text:style-name="T8"><text:tab/>Guardar los datos del paquete.</text:span></text:p>
      <text:p text:style-name="P34"><text:span text:style-name="T8"/></text:p>
      <text:p text:style-name="P34"><text:span text:style-name="T8"><text:tab/></text:span><text:span text:style-name="T9">RF1.4-</text:span><text:span text:style-name="T8"><text:tab/>Dar de baja el paquete (BD). El sistema elimina el paquete de la BD ya bien sea <text:tab/><text:tab/>por cancelación o porque llega su destino.</text:span></text:p>
      <text:p text:style-name="P34"><text:span text:style-name="T8"/></text:p>
      <text:p text:style-name="P34"><text:span text:style-name="T8"><text:tab/></text:span><text:span text:style-name="T9">RF1.5-</text:span><text:span text:style-name="T8"><text:tab/>Seguimiento del envío. Los usuarios podrán ver el estado del paquete, y el <text:tab/><text:tab/><text:tab/>tiempo que queda para su llegada.</text:span></text:p>
      <text:p text:style-name="P34"><text:span text:style-name="T8"/></text:p>
      <text:p text:style-name="P34"><text:span text:style-name="T8"><text:tab/></text:span><text:span text:style-name="T9">RF1.6- </text:span><text:span text:style-name="T8">Elegir punto de recogida. A domicilio o en sucursal.</text:span></text:p>
      <text:p text:style-name="P34"><text:span text:style-name="T8"/></text:p>
      <text:p text:style-name="P34"><text:span text:style-name="T9">RF2-<text:tab/>Gestión de pagos. </text:span><text:span text:style-name="T8">Pago en efectivo o por tarjeta.</text:span></text:p>
      <text:p text:style-name="P34"><text:span text:style-name="T8"/></text:p>
      <text:p text:style-name="P34"><text:span text:style-name="T8"><text:tab/></text:span><text:span text:style-name="T9">RF2.1-</text:span><text:span text:style-name="T8"><text:tab/>Devolución del dinero o parte, en función de la prontitud en que se efectue la <text:tab/><text:tab/>baja.</text:span></text:p>
      <text:p text:style-name="P34"><text:span text:style-name="T8"/></text:p>
      <text:p text:style-name="P34"><text:span text:style-name="T8"><text:tab/></text:span><text:span text:style-name="T9">RF2.2-</text:span><text:span text:style-name="T8"><text:tab/>En caso de desperfecto/rotura se hará una evaluación de daños y se devolverá un <text:tab/><text:tab/>importe en función del mismo.</text:span></text:p>
      <text:p text:style-name="P34"><text:span text:style-name="T8"/></text:p>
      <text:p text:style-name="P34"><text:span text:style-name="T8"><text:tab/></text:span><text:span text:style-name="T9">RF2.3-</text:span><text:span text:style-name="T8"><text:tab/>Cálculo de tarifas.</text:span></text:p>
      <text:p text:style-name="P34"><text:span text:style-name="T8"/></text:p>
      <text:p text:style-name="P34"><text:span text:style-name="T8"/></text:p>
      <text:p text:style-name="P34"><text:span text:style-name="T8"/></text:p>
      <text:p text:style-name="P34"><text:span text:style-name="T8"/></text:p>
      <text:p text:style-name="P34"><text:span text:style-name="T8"/></text:p>
      <text:p text:style-name="P34"><text:span text:style-name="T8"/></text:p>
      <text:p text:style-name="P34"><text:span text:style-name="T8"/></text:p>
      <text:p text:style-name="P34"><text:span text:style-name="T8"/></text:p>
      <text:p text:style-name="P36"><text:soft-page-break/><text:span text:style-name="T8">RF3-<text:tab/>Gestión de rutas.</text:span></text:p>
      <text:p text:style-name="P36"><text:span text:style-name="T8"/></text:p>
      <text:p text:style-name="P34"><text:span text:style-name="T8"><text:tab/></text:span><text:span text:style-name="T9">RF3.1-</text:span><text:span text:style-name="T8"><text:tab/>Alta de ruta.</text:span></text:p>
      <text:p text:style-name="P34"><text:span text:style-name="T8"/></text:p>
      <text:p text:style-name="P34"><text:span text:style-name="T8"><text:tab/></text:span><text:span text:style-name="T9">RF3.2- </text:span><text:span text:style-name="T8">Baja de ruta.</text:span></text:p>
      <text:p text:style-name="P34"><text:span text:style-name="T8"/></text:p>
      <text:p text:style-name="P34"><text:span text:style-name="T8"><text:tab/></text:span><text:span text:style-name="T9">RF3.3-</text:span><text:span text:style-name="T8"> Consulta de ruta.</text:span></text:p>
      <text:p text:style-name="P34"><text:span text:style-name="T8"><text:tab/><text:tab/></text:span><text:span text:style-name="T9">RF3.3.1-</text:span><text:span text:style-name="T8"> Consulta de posibles carreteras cortadas por el tiempo/accidentes.</text:span></text:p>
      <text:p text:style-name="P34"><text:span text:style-name="T8"/></text:p>
      <text:p text:style-name="P34"><text:span text:style-name="T8"><text:tab/></text:span><text:span text:style-name="T9">RF3.4-<text:tab/></text:span><text:span text:style-name="T8">Gestión de transportistas.</text:span></text:p>
      <text:p text:style-name="P34"><text:span text:style-name="T8"><text:tab/><text:tab/></text:span><text:span text:style-name="T9">RF3.4.1-</text:span><text:span text:style-name="T8"> Alta transportista.</text:span></text:p>
      <text:p text:style-name="P34"><text:span text:style-name="T8"><text:tab/><text:tab/></text:span><text:span text:style-name="T9">RF3.4.2-</text:span><text:span text:style-name="T8"> Baja transportista.</text:span></text:p>
      <text:p text:style-name="P34"><text:span text:style-name="T8"><text:tab/><text:tab/></text:span><text:span text:style-name="T9">RF3.4.3-</text:span><text:span text:style-name="T8"> Controlar las horas de descanso. Los transportistas estarán <text:tab/><text:tab/><text:tab/><text:tab/><text:tab/> <text:s text:c="2"/>monitorizados por geolocación.</text:span></text:p>
      <text:p text:style-name="P34"><text:span text:style-name="T8"><text:tab/><text:tab/></text:span><text:span text:style-name="T9">RF3.4.4-</text:span><text:span text:style-name="T8"> Control de horario.</text:span></text:p>
      <text:p text:style-name="P34"><text:span text:style-name="T8"><text:tab/><text:tab/></text:span><text:span text:style-name="T9">RF3.4.5-</text:span><text:span text:style-name="T8"> Aviso de salida.</text:span></text:p>
      <text:p text:style-name="P34"><text:span text:style-name="T8"><text:tab/><text:tab/></text:span><text:span text:style-name="T9">RF3.4.6-</text:span><text:span text:style-name="T8"> Aviso de llegada.</text:span></text:p>
      <text:p text:style-name="P34"><text:span text:style-name="T8"><text:tab/><text:tab/></text:span><text:span text:style-name="T9">RF3.4.7-</text:span><text:span text:style-name="T8"> Consulta de los seguros.</text:span></text:p>
      <text:p text:style-name="P34"><text:span text:style-name="T8"><text:tab/><text:tab/></text:span><text:span text:style-name="T9">RF3.4.8-</text:span><text:span text:style-name="T8"> Gestión salarios</text:span></text:p>
      <text:p text:style-name="P34"><text:span text:style-name="T8"><text:tab/><text:tab/><text:tab/></text:span><text:span text:style-name="T9">RF3.4.8.1-</text:span><text:span text:style-name="T8"> Calculo para la asignación del importe recibido por ruta.</text:span></text:p>
      <text:p text:style-name="P34"><text:span text:style-name="T8"><text:tab/><text:tab/></text:span><text:span text:style-name="T9">RF3.4.9-</text:span><text:span text:style-name="T8"> Consulta de horarios para la disponibilidad.</text:span></text:p>
      <text:p text:style-name="P34"><text:span text:style-name="T8"/></text:p>
      <text:p text:style-name="P36"><text:span text:style-name="T8">RF4-<text:tab/>Gestión de sucursal.</text:span></text:p>
      <text:p text:style-name="P34"><text:span text:style-name="T8"/></text:p>
      <text:p text:style-name="P34"><text:span text:style-name="T8"><text:tab/></text:span><text:span text:style-name="T9">RF4.1-</text:span><text:span text:style-name="T8"><text:tab/>Alta de los encargado de almacén y repartidores.</text:span></text:p>
      <text:p text:style-name="P34"><text:span text:style-name="T8"/></text:p>
      <text:p text:style-name="P34"><text:span text:style-name="T8"><text:tab/></text:span><text:span text:style-name="T9">RF4.2-</text:span><text:span text:style-name="T8"><text:tab/>Baja de los encargado de almacén y repartidores.</text:span></text:p>
      <text:p text:style-name="P34"><text:span text:style-name="T8"/></text:p>
      <text:p text:style-name="P34"><text:span text:style-name="T8"><text:tab/></text:span><text:span text:style-name="T9">RF4.3-</text:span><text:span text:style-name="T8"><text:tab/>Consulta de los empleados.</text:span></text:p>
      <text:p text:style-name="P34"><text:span text:style-name="T8"/></text:p>
      <text:p text:style-name="P34"><text:span text:style-name="T8"><text:tab/></text:span><text:span text:style-name="T9">RF4.4-<text:tab/></text:span><text:span text:style-name="T8">Catalogación de los paquetes.</text:span></text:p>
      <text:p text:style-name="P34"><text:span text:style-name="T8"/></text:p>
      <text:p text:style-name="P34"><text:span text:style-name="T8"><text:tab/></text:span><text:span text:style-name="T9">RF4.5-</text:span><text:span text:style-name="T8"><text:tab/>Gestión de presuspuestos.</text:span></text:p>
      <text:p text:style-name="P34"><text:span text:style-name="T8"><text:tab/><text:tab/></text:span><text:span text:style-name="T9">RF4.5.1-</text:span><text:span text:style-name="T8"> Consulta de presupuestos.</text:span></text:p>
      <text:p text:style-name="P34"><text:span text:style-name="T8"><text:tab/><text:tab/></text:span><text:span text:style-name="T9">RF4.5.2-</text:span><text:span text:style-name="T8"> Calculo de presuspuestos(Concesión de limpieza...)</text:span></text:p>
      <text:p text:style-name="P34"><text:span text:style-name="T8"/></text:p>
      <text:p text:style-name="P34"><text:span text:style-name="T8"><text:tab/></text:span><text:span text:style-name="T9">RF4.6- </text:span><text:span text:style-name="T8">Gestión de flota.</text:span></text:p>
      <text:p text:style-name="P34"><text:span text:style-name="T8"><text:tab/><text:tab/></text:span><text:span text:style-name="T9">RF4.6.1-</text:span><text:span text:style-name="T8"> Alta de Furgonetas.</text:span></text:p>
      <text:p text:style-name="P34"><text:span text:style-name="T8"><text:tab/><text:tab/></text:span><text:span text:style-name="T9">RF4.6.2- </text:span><text:span text:style-name="T8">Baja de Furgonetas</text:span></text:p>
      <text:p text:style-name="P34"><text:span text:style-name="T8"><text:tab/><text:tab/></text:span><text:span text:style-name="T9">RF4.6.3- </text:span><text:span text:style-name="T8">Consulta de las Furgonetas.</text:span></text:p>
      <text:p text:style-name="P34"><text:span text:style-name="T8"/></text:p>
      <text:p text:style-name="P34"><text:span text:style-name="T8"><text:tab/></text:span><text:span text:style-name="T9">RF4.7-</text:span><text:span text:style-name="T8"><text:tab/>Administración de rutas locales</text:span></text:p>
      <text:p text:style-name="P34"><text:span text:style-name="T8"><text:tab/><text:tab/></text:span><text:span text:style-name="T9">RF4.7.1-</text:span><text:span text:style-name="T8"> Alta de rutas.</text:span></text:p>
      <text:p text:style-name="P34"><text:soft-page-break/><text:span text:style-name="T8"><text:tab/><text:tab/></text:span><text:span text:style-name="T9">RF4.7.2-</text:span><text:span text:style-name="T8"> Baja de rutas.</text:span></text:p>
      <text:p text:style-name="P34"><text:span text:style-name="T8"><text:tab/><text:tab/></text:span><text:span text:style-name="T9">RF4.7.3-</text:span><text:span text:style-name="T8"> Consulta de rutas.<text:tab/><text:tab/></text:span></text:p>
      <text:p text:style-name="P34"><text:span text:style-name="T8"><text:tab/><text:tab/></text:span><text:span text:style-name="T9">RF4.7.4-</text:span><text:span text:style-name="T8"> </text:span><text:span text:style-name="T12">Cálculo</text:span><text:span text:style-name="T8"> de rutas.</text:span></text:p>
      <text:p text:style-name="P34"><text:span text:style-name="T8"/></text:p>
      <text:p text:style-name="P36"><text:span text:style-name="T8">RF5-<text:tab/>Gestión de Clientes.</text:span></text:p>
      <text:p text:style-name="P34"><text:span text:style-name="T8"><text:tab/></text:span><text:span text:style-name="T9">RF5.1-</text:span><text:span text:style-name="T8"><text:tab/>Alta de clientes.</text:span></text:p>
      <text:p text:style-name="P34"><text:span text:style-name="T8"/></text:p>
      <text:p text:style-name="P34"><text:span text:style-name="T8"><text:tab/></text:span><text:span text:style-name="T9">RF5.2-</text:span><text:span text:style-name="T8"><text:tab/>Consulta de clientes.</text:span></text:p>
      <text:p text:style-name="P34"><text:span text:style-name="T8"><text:tab/><text:tab/></text:span><text:span text:style-name="T9">RF5.2.1-</text:span><text:span text:style-name="T8"> Consulta de sus datos personales.</text:span></text:p>
      <text:p text:style-name="P34"><text:span text:style-name="T8"><text:tab/><text:tab/></text:span><text:span text:style-name="T9">RF5.2.2-</text:span><text:span text:style-name="T8"> Historial. Lista con todos los paquetes enviados/recibidos por el <text:tab/><text:tab/><text:tab/><text:tab/> <text:s text:c="2"/>usuario.</text:span></text:p>
      <text:p text:style-name="P34"><text:span text:style-name="T8"><text:tab/><text:tab/></text:span><text:span text:style-name="T9">RF5.2.3-</text:span><text:span text:style-name="T8"><text:tab/>Listado de los paquetes que siguen en transito.</text:span></text:p>
      <text:p text:style-name="P34"><text:span text:style-name="T8"><text:tab/><text:tab/></text:span><text:span text:style-name="T9">RF5.2.4-</text:span><text:span text:style-name="T8"><text:tab/>Listado de deudas.</text:span></text:p>
      <text:p text:style-name="P34"><text:span text:style-name="T8"/></text:p>
      <text:p text:style-name="P34"><text:span text:style-name="T8"><text:tab/></text:span><text:span text:style-name="T9">RF5.3-<text:tab/></text:span><text:span text:style-name="T8">Modificar clientes. Alterar los datos.</text:span></text:p>
      <text:p text:style-name="P34"><text:span text:style-name="T8"><text:tab/></text:span><text:span text:style-name="T9">RF5.4-</text:span><text:span text:style-name="T8"><text:tab/>Baja de clientes.</text:span></text:p>
      <text:p text:style-name="P34"><text:span text:style-name="T8"/></text:p>
      <text:p text:style-name="P39"><text:span text:style-name="T8">3.2 No Funcionales.</text:span></text:p>
      <text:p text:style-name="P39"><text:span text:style-name="T8"/></text:p>
      <text:p text:style-name="P36"><text:span text:style-name="T8">Usabilidad</text:span></text:p>
      <text:p text:style-name="P34"><text:span text:style-name="T8">Esta sección lista todos los requisitos relativos a la usabilidad del sistema.</text:span></text:p>
      <text:p text:style-name="P34"><text:span text:style-name="T8"><text:tab/></text:span><text:span text:style-name="T9">RN1-</text:span><text:span text:style-name="T8"><text:tab/>Interfaz de usuario, la cual debe proporcionar facilidad de uso con instrucciones <text:tab/><text:tab/>para guiar paso a paso al cliente en las tareas relacionadas con el sistema de <text:tab/><text:tab/><text:tab/>paqueteria.</text:span></text:p>
      <text:p text:style-name="P34"><text:span text:style-name="T8"/></text:p>
      <text:p text:style-name="P34"><text:span text:style-name="T8"><text:tab/></text:span><text:span text:style-name="T9">RN2-</text:span><text:span text:style-name="T8"> <text:s/>Debe proporcionar un sistema de atencion al cliente en linea para poder <text:tab/><text:tab/><text:tab/>solucionar los ocurrentes problemas del cliente.</text:span></text:p>
      <text:p text:style-name="P34"><text:span text:style-name="T8"/></text:p>
      <text:p text:style-name="P36"><text:span text:style-name="T8">Fiabilidad</text:span></text:p>
      <text:p text:style-name="P34"><text:span text:style-name="T8"><text:tab/></text:span><text:span text:style-name="T9">RN3-</text:span><text:span text:style-name="T8"><text:tab/>Para preveer caidas del sistema se proporcionaran copias de seguridad.</text:span></text:p>
      <text:p text:style-name="P34"><text:span text:style-name="T8"/></text:p>
      <text:p text:style-name="P34"><text:span text:style-name="T8"><text:tab/></text:span><text:span text:style-name="T9">RN4-</text:span><text:span text:style-name="T8"> <text:s/>No se podra introduccir informacion erronea acerca de la identificacion del <text:tab/><text:tab/><text:tab/>cliente y de los domicilios.</text:span></text:p>
      <text:p text:style-name="P34"><text:span text:style-name="T8"/></text:p>
      <text:p text:style-name="P34"><text:span text:style-name="T8"><text:tab/></text:span><text:span text:style-name="T9">RN5-</text:span><text:span text:style-name="T8"> <text:s/>Control de calidad al personal y a la flota de furgonetas.</text:span></text:p>
      <text:p text:style-name="P34"><text:span text:style-name="T8"/></text:p>
      <text:p text:style-name="P34"><text:span text:style-name="T9"><text:tab/>RN6-</text:span><text:span text:style-name="T8"> <text:s/>Los clientes solo podran acceder a la informacion relativa del envio de sus <text:tab/><text:tab/><text:tab/>paquetes.</text:span></text:p>
      <text:p text:style-name="P34"><text:span text:style-name="T8"/></text:p>
      <text:p text:style-name="P34"><text:span text:style-name="T8"><text:tab/></text:span><text:span text:style-name="T9">RN7-</text:span><text:span text:style-name="T8"> <text:s/>Las etiquetas adjuntas al paquete seran plastificadas para evitar roturas por <text:tab/><text:tab/><text:tab/>permeabilidad etc.</text:span></text:p>
      <text:p text:style-name="P34"><text:span text:style-name="T8"/></text:p>
      <text:p text:style-name="P34"><text:span text:style-name="T8"><text:tab/></text:span><text:span text:style-name="T9">RN8- </text:span><text:span text:style-name="T8"><text:s/>El sistema en general no debe tener ningun fallo de implementación el cual <text:tab/></text:span><text:soft-page-break/><text:span text:style-name="T8"><text:tab/><text:tab/>puede hacer caer al sistema entero.</text:span></text:p>
      <text:p text:style-name="P34"><text:span text:style-name="T8"/></text:p>
      <text:p text:style-name="P36"><text:span text:style-name="T8">Rendimiento</text:span></text:p>
      <text:p text:style-name="P34"><text:span text:style-name="T8"><text:tab/></text:span><text:span text:style-name="T9">RN9-</text:span><text:span text:style-name="T8"><text:tab/>Mantenimiento de la base de datos la cual estara albergada en un hardware con <text:tab/><text:tab/>un disco duro hibrido con unas velocidades de escritura y lectura <text:tab/><text:tab/><text:tab/><text:tab/>considerablemente altas y duradero en el tiempo.</text:span></text:p>
      <text:p text:style-name="P34"><text:span text:style-name="T8"/></text:p>
      <text:p text:style-name="P34"><text:span text:style-name="T8"><text:tab/></text:span><text:span text:style-name="T9">RN10-</text:span><text:span text:style-name="T8"><text:tab/>Portabilidad del sistema, el cual debera estar programado en un lenguaje <text:tab/><text:tab/><text:tab/>compatible para todo tipo de dispositivos.</text:span></text:p>
      <text:p text:style-name="P34"><text:span text:style-name="T8"/></text:p>
      <text:p text:style-name="P34"><text:span text:style-name="T8"><text:tab/></text:span><text:span text:style-name="T9">RN11-</text:span><text:span text:style-name="T8"><text:tab/>No se podra acceder a la modificacion de la información de un paquete a la vez <text:tab/><text:tab/>(Concurrencia).</text:span></text:p>
      <text:p text:style-name="P34"><text:span text:style-name="T8"/></text:p>
      <text:p text:style-name="P34"><text:span text:style-name="T8"><text:tab/></text:span><text:span text:style-name="T9">RN12-</text:span><text:span text:style-name="T8"><text:tab/>El sistema debe reflejar de forma instantanea en la interfaz la información <text:tab/><text:tab/><text:tab/>modificada.</text:span></text:p>
      <text:p text:style-name="P34"><text:span text:style-name="T8"/></text:p>
      <text:p text:style-name="P34"><text:span text:style-name="T8"><text:tab/></text:span><text:span text:style-name="T9">RN13-</text:span><text:span text:style-name="T8"><text:tab/>El sistema proporcionara acceso rapido a las consultas referentes con el <text:tab/><text:tab/><text:tab/>seguimiento del envio. Se calcula que el sistema debe manejar un volumen muy <text:tab/><text:tab/>elevado de datos ( más de 50.000 paquetes <text:s/>y más de 30.000 usuarios).</text:span></text:p>
      <text:p text:style-name="P36"><text:span text:style-name="T8">Soporte</text:span></text:p>
      <text:p text:style-name="P34"><text:span text:style-name="T8"><text:tab/></text:span><text:span text:style-name="T9">RN14-</text:span><text:span text:style-name="T8"><text:tab/>Se utilizara un sistema de empaquetación del articulo a enviar por el cliente <text:tab/><text:tab/><text:tab/>segun sus dimensiones, optando así por varias plantillas de carton.</text:span></text:p>
      <text:p text:style-name="P34"><text:span text:style-name="T8"/></text:p>
      <text:p text:style-name="P34"><text:span text:style-name="T8"><text:tab/></text:span><text:span text:style-name="T9">RN15-</text:span><text:span text:style-name="T8"> El sistema debe ser modular para admitir futuras extensiones o modificaciones <text:tab/><text:tab/>futuras sin modificar todo el codigo, y si hay un posible fallo no afectar al <text:tab/><text:tab/><text:tab/>sistema por completo.</text:span></text:p>
      <text:p text:style-name="P34"><text:span text:style-name="T8"/></text:p>
      <text:p text:style-name="P36"><text:span text:style-name="T8">Restricciones de implementación</text:span></text:p>
      <text:p text:style-name="P34"><text:span text:style-name="T8"><text:tab/></text:span><text:span text:style-name="T9">RN16- </text:span><text:span text:style-name="T8">Se debera utilizar como lenguaje de programación Java compatible con la ultima <text:tab/><text:tab/>version de jsdk y Oracle.</text:span></text:p>
      <text:p text:style-name="P34"><text:span text:style-name="T8"/></text:p>
      <text:p text:style-name="P36"><text:span text:style-name="T8">Restricciones de la interfaz</text:span></text:p>
      <text:p text:style-name="P34"><text:span text:style-name="T8"><text:tab/></text:span><text:span text:style-name="T9">RN17-</text:span><text:span text:style-name="T8"> El sistema debe interactuar y recoger datos relacionados con el paquete,</text:span></text:p>
      <text:p text:style-name="P34"><text:span text:style-name="T8"><text:tab/><text:tab/>En concreto los campos:</text:span></text:p>
      <text:p text:style-name="P34"><text:span text:style-name="T8"><text:tab/><text:tab/></text:span><text:span text:style-name="T9">-Cliente emisor:</text:span><text:span text:style-name="T8"> (Nombre y Apellidos, DNI, Direccion, Numero de telefono, <text:tab/><text:tab/> <text:s/>correo electronico, tarifa)</text:span></text:p>
      <text:p text:style-name="P34"><text:span text:style-name="T8"><text:tab/><text:tab/></text:span><text:span text:style-name="T9">-Cliente receptor:</text:span><text:span text:style-name="T8"> (Nombre y Apellidos, DNI, Direccion)</text:span></text:p>
      <text:p text:style-name="P34"><text:span text:style-name="T8"><text:tab/><text:tab/> <text:s/>vía Internet, y enviarlos a la base de datos, al apartado de preparación del envio <text:tab/><text:tab/> <text:s/>para procesarlo y añadirle un codigo de seguimiento. (El cual sera un codigo de <text:tab/><text:tab/> <text:s/>barras identificativo en cualquier momento).</text:span></text:p>
      <text:p text:style-name="P34"><text:span text:style-name="T8"/></text:p>
      <text:p text:style-name="P36"><text:span text:style-name="T8">Requisitos físicos</text:span></text:p>
      <text:p text:style-name="P34"><text:span text:style-name="T8"><text:tab/></text:span><text:span text:style-name="T9">RN18-</text:span><text:span text:style-name="T8"> Al realizar el envio, el cliente puede optar por que sea recogido en su domicilio o </text:span><text:soft-page-break/><text:span text:style-name="T8"><text:tab/><text:tab/>un punto de entrega.</text:span></text:p>
      <text:p text:style-name="P37"><text:span text:style-name="T8"/></text:p>
      <text:p text:style-name="P34"><text:span text:style-name="T8"><text:tab/></text:span><text:span text:style-name="T9">RN19-</text:span><text:span text:style-name="T8"> El repartidor constara con un movil o tablet sistema con la aplicación de la <text:tab/><text:tab/><text:tab/>empresa para poder gestionar todo el proceso.</text:span></text:p>
      <text:p text:style-name="P34"><text:span text:style-name="T8"/></text:p>
      <text:p text:style-name="P39"><text:span text:style-name="T8">3.2 Informativos.</text:span></text:p>
      <text:p text:style-name="P34"><text:span text:style-name="T8"/></text:p>
      <text:p text:style-name="P35"><text:span text:style-name="T7">Incluimos la información que es necesario almacenar en el sistema:</text:span></text:p>
      <text:p text:style-name="P35"><text:span text:style-name="T7"/></text:p>
      <text:p text:style-name="P35"><text:span text:style-name="T7"><text:tab/></text:span><text:span text:style-name="T10">RI1-</text:span><text:span text:style-name="T7"> Los horarios de los trabajadores adecuado a los derechos del trabajador, sera 8h <text:tab/> <text:s text:c="7"/>de trabajo. Con un horario de adecuado al cargo.</text:span></text:p>
      <text:p text:style-name="P35"><text:span text:style-name="T7"/></text:p>
      <text:p text:style-name="P35"><text:span text:style-name="T7"><text:tab/></text:span><text:span text:style-name="T10">RI2-</text:span><text:span text:style-name="T7"> Se proporcionara informacion de los puntos de recogida y envío de los paquetes.</text:span></text:p>
      <text:p text:style-name="P35"><text:span text:style-name="T7"/></text:p>
      <text:p text:style-name="P35"><text:span text:style-name="T7"><text:tab/></text:span><text:span text:style-name="T10">RI3- </text:span><text:span text:style-name="T7">Cada tipo de tarifa debera </text:span><text:span text:style-name="T11">estar</text:span><text:span text:style-name="T7"> explicada detalladamente con sus respectivas <text:tab/><text:tab/> <text:s text:c="8"/>condiciones.</text:span></text:p>
      <text:p text:style-name="P35"><text:span text:style-name="T7"/></text:p>
      <text:p text:style-name="P35"><text:span text:style-name="T7"><text:tab/></text:span><text:span text:style-name="T10">RI4-</text:span><text:span text:style-name="T7"> Llevar un recuento y administracion de la contabilidad salarial.</text:span></text:p>
      <text:p text:style-name="P35"><text:span text:style-name="T7"/></text:p>
      <text:p text:style-name="P35"><text:span text:style-name="T7"><text:tab/></text:span><text:span text:style-name="T10">RI5-</text:span><text:span text:style-name="T7"> Ayuda con información relativa a preguntas frecuentes(FAQ) informacion varia <text:tab/> <text:s text:c="7"/>sobre la empresa que sea util para la ayuda en linea (Atencion al cliente) 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nos" svg:font-family="Tinos"/>
    <style:font-face style:name="Constantia" svg:font-family="Constantia" style:font-family-generic="roman"/>
    <style:font-face style:name="Georgia" svg:font-family="Georgia" style:font-family-generic="roman"/>
    <style:font-face style:name="Arimo-Italic" svg:font-family="Arimo-Italic" style:font-family-generic="script"/>
    <style:font-face style:name="Arial1" svg:font-family="Arial" style:font-family-generic="swiss"/>
    <style:font-face style:name="Arial2" svg:font-family="Arial, Arial" style:font-family-generic="swiss"/>
    <style:font-face style:name="Arimo" svg:font-family="Arimo" style:font-family-generic="swiss"/>
    <style:font-face style:name="Constantia1" svg:font-family="Constant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3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3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Arial2" fo:font-size="12pt" style:font-name-asian="Arial2" style:font-size-asian="12pt" style:font-name-complex="Arial2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rancisco Rodriguez</meta:initial-creator>
    <meta:creation-date>2018-03-09T16:50:39.20</meta:creation-date>
    <dc:date>2018-03-10T16:43:12.81</dc:date>
    <dc:creator>Francisco Rodriguez</dc:creator>
    <meta:editing-duration>PT23H52M33S</meta:editing-duration>
    <meta:editing-cycles>4</meta:editing-cycles>
    <meta:generator>OpenOffice/4.1.5$Win32 OpenOffice.org_project/415m1$Build-9789</meta:generator>
    <meta:document-statistic meta:table-count="9" meta:image-count="0" meta:object-count="0" meta:page-count="12" meta:paragraph-count="296" meta:word-count="2128" meta:character-count="14257"/>
  </office:meta>
</office:document-meta>
</file>